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819in" text:min-label-width="0.25in" text:list-level-position-and-space-mode="label-alignment">
          <style:list-level-label-alignment text:label-followed-by="listtab" fo:margin-left="1.0319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819in" text:min-label-width="0.25in" text:list-level-position-and-space-mode="label-alignment">
          <style:list-level-label-alignment text:label-followed-by="listtab" fo:margin-left="1.5319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819in" text:min-label-width="0.25in" text:list-level-position-and-space-mode="label-alignment">
          <style:list-level-label-alignment text:label-followed-by="listtab" fo:margin-left="2.0319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819in" text:min-label-width="0.25in" text:list-level-position-and-space-mode="label-alignment">
          <style:list-level-label-alignment text:label-followed-by="listtab" fo:margin-left="2.5319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819in" text:min-label-width="0.25in" text:list-level-position-and-space-mode="label-alignment">
          <style:list-level-label-alignment text:label-followed-by="listtab" fo:margin-left="3.0319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819in" text:min-label-width="0.25in" text:list-level-position-and-space-mode="label-alignment">
          <style:list-level-label-alignment text:label-followed-by="listtab" fo:margin-left="3.5319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819in" text:min-label-width="0.25in" text:list-level-position-and-space-mode="label-alignment">
          <style:list-level-label-alignment text:label-followed-by="listtab" fo:margin-left="4.0319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819in" text:min-label-width="0.25in" text:list-level-position-and-space-mode="label-alignment">
          <style:list-level-label-alignment text:label-followed-by="listtab" fo:margin-left="4.5319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Default" style:family="paragraph">
      <style:text-properties style:font-name="Courier New" style:font-name-complex="Courier New" fo:font-size="10pt" style:font-size-asian="10pt" style:font-size-complex="10pt"/>
    </style:style>
    <style:style style:name="P4" style:parent-style-name="Default" style:family="paragraph">
      <style:text-properties style:font-name="Courier New" style:font-name-complex="Courier New" fo:font-size="10pt" style:font-size-asian="10pt" style:font-size-complex="10pt"/>
    </style:style>
    <style:style style:name="T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P7" style:parent-style-name="Default" style:family="paragraph">
      <style:text-properties fo:font-size="10pt" style:font-size-asian="10pt" style:font-size-complex="10pt"/>
    </style:style>
    <style:style style:name="T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Fuentedepárrafopredeter." style:family="text">
      <style:text-properties fo:font-size="10pt" style:font-size-asian="10pt"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P11" style:parent-style-name="Default" style:family="paragraph">
      <style:text-properties fo:font-size="10pt" style:font-size-asian="10pt" style:font-size-complex="10pt"/>
    </style:style>
    <style:style style:name="P12" style:parent-style-name="Default" style:list-style-name="LFO1" style:family="paragraph">
      <style:text-properties fo:font-size="10pt" style:font-size-asian="10pt" style:font-size-complex="10pt"/>
    </style:style>
    <style:style style:name="P13" style:parent-style-name="Default" style:list-style-name="LFO1" style:family="paragraph">
      <style:text-properties fo:font-size="10pt" style:font-size-asian="10pt" style:font-size-complex="10pt"/>
    </style:style>
    <style:style style:name="P14" style:parent-style-name="Default" style:family="paragraph">
      <style:text-properties fo:font-size="10pt" style:font-size-asian="10pt" style:font-size-complex="10pt"/>
    </style:style>
    <style:style style:name="P15" style:parent-style-name="Default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16" style:parent-style-name="Default" style:list-style-name="LFO3" style:family="paragraph">
      <style:text-properties fo:font-size="10pt" style:font-size-asian="10pt" style:font-size-complex="10pt"/>
    </style:style>
    <style:style style:name="P17" style:parent-style-name="Default" style:list-style-name="LFO3" style:family="paragraph">
      <style:text-properties fo:font-size="10pt" style:font-size-asian="10pt" style:font-size-complex="10pt"/>
    </style:style>
    <style:style style:name="P18" style:parent-style-name="Default" style:list-style-name="LFO3" style:family="paragraph">
      <style:text-properties fo:font-size="10pt" style:font-size-asian="10pt" style:font-size-complex="10pt"/>
    </style:style>
    <style:style style:name="P19" style:parent-style-name="Default" style:family="paragraph">
      <style:text-properties fo:font-size="10pt" style:font-size-asian="10pt" style:font-size-complex="10pt"/>
    </style:style>
    <style:style style:name="P20" style:parent-style-name="Default" style:family="paragraph">
      <style:text-properties fo:font-size="10pt" style:font-size-asian="10pt" style:font-size-complex="10pt"/>
    </style:style>
    <style:style style:name="T2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2" style:parent-style-name="Fuentedepárrafopredeter." style:family="text">
      <style:text-properties fo:font-size="10pt" style:font-size-asian="10pt" style:font-size-complex="10pt"/>
    </style:style>
    <style:style style:name="P23" style:parent-style-name="Default" style:family="paragraph">
      <style:text-properties fo:font-size="10pt" style:font-size-asian="10pt" style:font-size-complex="10pt"/>
    </style:style>
    <style:style style:name="P24" style:parent-style-name="Default" style:list-style-name="LFO4" style:family="paragraph"/>
    <style:style style:name="T25" style:parent-style-name="Fuentedepárrafopredeter." style:family="text">
      <style:text-properties fo:font-size="10pt" style:font-size-asian="10pt" style:font-size-complex="10pt" fo:language="en" fo:country="GB"/>
    </style:style>
    <style:style style:name="T26" style:parent-style-name="Fuentedepárrafopredeter." style:family="text">
      <style:text-properties fo:font-size="10pt" style:font-size-asian="10pt" style:font-size-complex="10pt" fo:language="en" fo:country="GB"/>
    </style:style>
    <style:style style:name="T27" style:parent-style-name="Fuentedepárrafopredeter." style:family="text">
      <style:text-properties fo:font-size="10pt" style:font-size-asian="10pt" style:font-size-complex="10pt" fo:language="en" fo:country="GB"/>
    </style:style>
    <style:style style:name="P28" style:parent-style-name="Default" style:list-style-name="LFO4" style:family="paragraph">
      <style:text-properties fo:font-size="10pt" style:font-size-asian="10pt" style:font-size-complex="10pt" fo:language="en" fo:country="GB"/>
    </style:style>
    <style:style style:name="P29" style:parent-style-name="Default" style:family="paragraph">
      <style:text-properties fo:font-size="10pt" style:font-size-asian="10pt" style:font-size-complex="10pt" fo:language="en" fo:country="GB"/>
    </style:style>
    <style:style style:name="P30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31" style:parent-style-name="Default" style:family="paragraph">
      <style:text-properties fo:font-size="10pt" style:font-size-asian="10pt" style:font-size-complex="10pt"/>
    </style:style>
    <style:style style:name="P32" style:parent-style-name="Default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3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3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3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4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4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4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4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4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45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4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4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4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4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5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5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52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53" style:parent-style-name="Default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5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5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56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5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5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5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6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6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6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63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6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65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6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6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6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6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7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71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7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7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7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75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7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7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7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7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1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82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8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4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5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89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90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91" style:parent-style-name="Default" style:family="paragraph">
      <style:paragraph-properties fo:text-indent="0.4916in"/>
      <style:text-properties fo:font-size="10pt" style:font-size-asian="10pt" style:font-size-complex="10pt" fo:language="en" fo:country="GB"/>
    </style:style>
    <style:style style:name="P92" style:parent-style-name="Default" style:family="paragraph">
      <style:paragraph-properties fo:text-indent="0.4916in"/>
      <style:text-properties fo:font-size="10pt" style:font-size-asian="10pt" style:font-size-complex="10pt" fo:language="en" fo:country="GB"/>
    </style:style>
    <style:style style:name="P9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9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9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9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9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9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9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0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0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0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0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0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05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06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0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08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09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10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11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12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1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1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1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16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1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18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19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20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1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2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3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5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6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28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29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30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31" style:parent-style-name="Default" style:family="paragraph">
      <style:paragraph-properties fo:margin-left="0.9833in" fo:text-indent="0.4916in">
        <style:tab-stops/>
      </style:paragraph-properties>
      <style:text-properties fo:font-size="10pt" style:font-size-asian="10pt" style:font-size-complex="10pt" fo:language="en" fo:country="GB"/>
    </style:style>
    <style:style style:name="P13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3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3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35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13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3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3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3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4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4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42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43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44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45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4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4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14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4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150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151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152" style:parent-style-name="Default" style:family="paragraph">
      <style:paragraph-properties fo:text-indent="0.4916in"/>
      <style:text-properties fo:font-size="10pt" style:font-size-asian="10pt" style:font-size-complex="10pt" fo:language="en" fo:country="GB"/>
    </style:style>
    <style:style style:name="P153" style:parent-style-name="Default" style:family="paragraph">
      <style:text-properties fo:font-size="10pt" style:font-size-asian="10pt" style:font-size-complex="10pt" fo:language="en" fo:country="GB"/>
    </style:style>
    <style:style style:name="P154" style:parent-style-name="Default" style:family="paragraph">
      <style:text-properties fo:font-size="10pt" style:font-size-asian="10pt" style:font-size-complex="10pt"/>
    </style:style>
    <style:style style:name="P155" style:parent-style-name="Default" style:family="paragraph">
      <style:text-properties fo:font-size="10pt" style:font-size-asian="10pt" style:font-size-complex="10pt"/>
    </style:style>
    <style:style style:name="P156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157" style:parent-style-name="Default" style:family="paragraph">
      <style:text-properties fo:font-size="10pt" style:font-size-asian="10pt" style:font-size-complex="10pt"/>
    </style:style>
    <style:style style:name="P158" style:parent-style-name="Default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15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60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61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6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6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6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65" style:parent-style-name="Default" style:family="paragraph">
      <style:paragraph-properties fo:margin-left="0.9833in">
        <style:tab-stops/>
      </style:paragraph-properties>
    </style:style>
    <style:style style:name="T166" style:parent-style-name="Fuentedepárrafopredeter." style:family="text">
      <style:text-properties fo:font-size="10pt" style:font-size-asian="10pt" style:font-size-complex="10pt"/>
    </style:style>
    <style:style style:name="T167" style:parent-style-name="Fuentedepárrafopredeter." style:family="text">
      <style:text-properties fo:font-size="10pt" style:font-size-asian="10pt" style:font-size-complex="10pt" fo:language="en" fo:country="GB"/>
    </style:style>
    <style:style style:name="P168" style:parent-style-name="Default" style:family="paragraph">
      <style:paragraph-properties fo:text-indent="0.4916in"/>
      <style:text-properties fo:font-size="10pt" style:font-size-asian="10pt" style:font-size-complex="10pt" fo:language="en" fo:country="GB"/>
    </style:style>
    <style:style style:name="P169" style:parent-style-name="Default" style:family="paragraph">
      <style:paragraph-properties fo:text-indent="0.4916in"/>
      <style:text-properties fo:font-size="10pt" style:font-size-asian="10pt" style:font-size-complex="10pt" fo:language="en" fo:country="GB"/>
    </style:style>
    <style:style style:name="T170" style:parent-style-name="Fuentedepárrafopredeter." style:family="text">
      <style:text-properties fo:font-size="10pt" style:font-size-asian="10pt" style:font-size-complex="10pt" fo:language="en" fo:country="GB"/>
    </style:style>
    <style:style style:name="P171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172" style:parent-style-name="Default" style:family="paragraph">
      <style:text-properties fo:font-size="10pt" style:font-size-asian="10pt" style:font-size-complex="10pt" fo:language="en" fo:country="GB"/>
    </style:style>
    <style:style style:name="P173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74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75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76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77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78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79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80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81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P182" style:parent-style-name="Default" style:family="paragraph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83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84" style:parent-style-name="Fuentedepárrafopredeter." style:family="text">
      <style:text-properties fo:font-size="10pt" style:font-size-asian="10pt" style:font-size-complex="10pt" fo:language="en" fo:country="GB"/>
    </style:style>
    <style:style style:name="P185" style:parent-style-name="Default" style:family="paragraph">
      <style:text-properties fo:language="en" fo:country="GB"/>
    </style:style>
    <style:style style:name="T186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87" style:parent-style-name="Fuentedepárrafopredeter." style:family="text">
      <style:text-properties fo:font-size="10pt" style:font-size-asian="10pt" style:font-size-complex="10pt" fo:language="en" fo:country="GB"/>
    </style:style>
    <style:style style:name="T188" style:parent-style-name="Fuentedepárrafopredeter." style:family="text">
      <style:text-properties fo:font-size="10pt" style:font-size-asian="10pt" style:font-size-complex="10pt" fo:language="en" fo:country="GB"/>
    </style:style>
    <style:style style:name="P189" style:parent-style-name="Default" style:list-style-name="LFO5" style:family="paragraph">
      <style:text-properties fo:font-size="10pt" style:font-size-asian="10pt" style:font-size-complex="10pt"/>
    </style:style>
    <style:style style:name="P190" style:parent-style-name="Default" style:family="paragraph">
      <style:text-properties fo:font-size="10pt" style:font-size-asian="10pt" style:font-size-complex="10pt"/>
    </style:style>
    <style:style style:name="P191" style:parent-style-name="Default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192" style:parent-style-name="Default" style:list-style-name="LFO7" style:family="paragraph">
      <style:text-properties fo:font-size="10pt" style:font-size-asian="10pt" style:font-size-complex="10pt"/>
    </style:style>
    <style:style style:name="P193" style:parent-style-name="Default" style:family="paragraph">
      <style:text-properties fo:font-size="10pt" style:font-size-asian="10pt" style:font-size-complex="10pt"/>
    </style:style>
    <style:style style:name="P194" style:parent-style-name="Default" style:list-style-name="LFO5" style:family="paragraph">
      <style:text-properties fo:font-size="10pt" style:font-size-asian="10pt" style:font-size-complex="10pt"/>
    </style:style>
    <style:style style:name="P195" style:parent-style-name="Default" style:list-style-name="LFO5" style:family="paragraph">
      <style:text-properties fo:font-size="10pt" style:font-size-asian="10pt" style:font-size-complex="10pt"/>
    </style:style>
    <style:style style:name="P196" style:parent-style-name="Default" style:family="paragraph">
      <style:text-properties fo:font-size="10pt" style:font-size-asian="10pt" style:font-size-complex="10pt"/>
    </style:style>
    <style:style style:name="T19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8" style:parent-style-name="Fuentedepárrafopredeter." style:family="text">
      <style:text-properties fo:font-size="10pt" style:font-size-asian="10pt" style:font-size-complex="10pt"/>
    </style:style>
    <style:style style:name="P199" style:parent-style-name="Default" style:family="paragraph">
      <style:text-properties fo:font-size="10pt" style:font-size-asian="10pt" style:font-size-complex="10pt"/>
    </style:style>
    <style:style style:name="P200" style:parent-style-name="Default" style:list-style-name="LFO6" style:family="paragraph">
      <style:text-properties fo:font-size="10pt" style:font-size-asian="10pt" style:font-size-complex="10pt" fo:language="en" fo:country="GB"/>
    </style:style>
    <style:style style:name="P201" style:parent-style-name="Default" style:list-style-name="LFO6" style:family="paragraph">
      <style:text-properties fo:font-size="10pt" style:font-size-asian="10pt" style:font-size-complex="10pt" fo:language="en" fo:country="GB"/>
    </style:style>
    <style:style style:name="P202" style:parent-style-name="Default" style:list-style-name="LFO6" style:family="paragraph">
      <style:text-properties fo:font-size="10pt" style:font-size-asian="10pt" style:font-size-complex="10pt"/>
    </style:style>
    <style:style style:name="P203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04" style:parent-style-name="Default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20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0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07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08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09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21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1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1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1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14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15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16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1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1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1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2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2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2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2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2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25" style:parent-style-name="Default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 fo:language="en" fo:country="GB"/>
    </style:style>
    <style:style style:name="P22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227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228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22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3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3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3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3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34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35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36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3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3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3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4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4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4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43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24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4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4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247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/>
    </style:style>
    <style:style style:name="P24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4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5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5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52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53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54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55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56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57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58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59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/>
    </style:style>
    <style:style style:name="P260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61" style:parent-style-name="Default" style:family="paragraph">
      <style:paragraph-properties fo:margin-left="1.9666in">
        <style:tab-stops/>
      </style:paragraph-properties>
      <style:text-properties fo:font-size="10pt" style:font-size-asian="10pt" style:font-size-complex="10pt" fo:language="en" fo:country="GB"/>
    </style:style>
    <style:style style:name="P262" style:parent-style-name="Default" style:family="paragraph">
      <style:paragraph-properties fo:margin-left="1.475in">
        <style:tab-stops/>
      </style:paragraph-properties>
      <style:text-properties fo:font-size="10pt" style:font-size-asian="10pt" style:font-size-complex="10pt" fo:language="en" fo:country="GB"/>
    </style:style>
    <style:style style:name="P26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T264" style:parent-style-name="Fuentedepárrafopredeter." style:family="text">
      <style:text-properties fo:font-size="10pt" style:font-size-asian="10pt" style:font-size-complex="10pt" fo:language="en" fo:country="GB"/>
    </style:style>
    <style:style style:name="T265" style:parent-style-name="Fuentedepárrafopredeter." style:family="text">
      <style:text-properties fo:font-size="10pt" style:font-size-asian="10pt" style:font-size-complex="10pt"/>
    </style:style>
    <style:style style:name="P266" style:parent-style-name="Default" style:family="paragraph">
      <style:text-properties fo:font-size="10pt" style:font-size-asian="10pt" style:font-size-complex="10pt"/>
    </style:style>
    <style:style style:name="P267" style:parent-style-name="Default" style:family="paragraph">
      <style:text-properties fo:font-size="10pt" style:font-size-asian="10pt" style:font-size-complex="10pt"/>
    </style:style>
    <style:style style:name="P268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69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70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71" style:parent-style-name="Default" style:family="paragraph">
      <style:text-properties fo:font-size="10pt" style:font-size-asian="10pt" style:font-size-complex="10pt"/>
    </style:style>
    <style:style style:name="P272" style:parent-style-name="Default" style:family="paragraph">
      <style:text-properties fo:font-size="10pt" style:font-size-asian="10pt" style:font-size-complex="10pt"/>
    </style:style>
    <style:style style:name="P273" style:parent-style-name="Default" style:family="paragraph">
      <style:text-properties fo:font-size="10pt" style:font-size-asian="10pt" style:font-size-complex="10pt"/>
    </style:style>
    <style:style style:name="P274" style:parent-style-name="Default" style:family="paragraph">
      <style:text-properties fo:font-size="10pt" style:font-size-asian="10pt" style:font-size-complex="10pt"/>
    </style:style>
    <style:style style:name="T27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76" style:parent-style-name="Fuentedepárrafopredeter." style:family="text">
      <style:text-properties fo:font-size="10pt" style:font-size-asian="10pt" style:font-size-complex="10pt"/>
    </style:style>
    <style:style style:name="P277" style:parent-style-name="Default" style:family="paragraph">
      <style:text-properties fo:font-size="10pt" style:font-size-asian="10pt" style:font-size-complex="10pt"/>
    </style:style>
    <style:style style:name="T27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79" style:parent-style-name="Fuentedepárrafopredeter." style:family="text">
      <style:text-properties fo:font-size="10pt" style:font-size-asian="10pt" style:font-size-complex="10pt"/>
    </style:style>
    <style:style style:name="P280" style:parent-style-name="Default" style:family="paragraph">
      <style:text-properties fo:font-size="10pt" style:font-size-asian="10pt" style:font-size-complex="10pt"/>
    </style:style>
    <style:style style:name="T281" style:parent-style-name="Fuentedepárrafopredeter." style:family="text">
      <style:text-properties fo:font-size="10pt" style:font-size-asian="10pt" style:font-size-complex="10pt"/>
    </style:style>
    <style:style style:name="T282" style:parent-style-name="Fuentedepárrafopredeter." style:family="text">
      <style:text-properties fo:font-size="10pt" style:font-size-asian="10pt" style:font-size-complex="10pt"/>
    </style:style>
    <style:style style:name="T283" style:parent-style-name="Fuentedepárrafopredeter." style:family="text">
      <style:text-properties fo:font-size="10pt" style:font-size-asian="10pt" style:font-size-complex="10pt"/>
    </style:style>
    <style:style style:name="T284" style:parent-style-name="Fuentedepárrafopredeter." style:family="text">
      <style:text-properties fo:font-size="10pt" style:font-size-asian="10pt" style:font-size-complex="10pt"/>
    </style:style>
    <style:style style:name="T285" style:parent-style-name="Fuentedepárrafopredeter." style:family="text">
      <style:text-properties fo:font-size="10pt" style:font-size-asian="10pt" style:font-size-complex="10pt"/>
    </style:style>
    <style:style style:name="T286" style:parent-style-name="Fuentedepárrafopredeter." style:family="text">
      <style:text-properties fo:font-size="10pt" style:font-size-asian="10pt" style:font-size-complex="10pt"/>
    </style:style>
    <style:style style:name="T287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288" style:parent-style-name="Fuentedepárrafopredeter." style:family="text">
      <style:text-properties fo:font-size="10pt" style:font-size-asian="10pt" style:font-size-complex="10pt"/>
    </style:style>
    <style:style style:name="T289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290" style:parent-style-name="Fuentedepárrafopredeter." style:family="text">
      <style:text-properties fo:font-size="10pt" style:font-size-asian="10pt" style:font-size-complex="10pt"/>
    </style:style>
    <style:style style:name="P291" style:parent-style-name="Default" style:family="paragraph">
      <style:text-properties fo:font-size="10pt" style:font-size-asian="10pt" style:font-size-complex="10pt"/>
    </style:style>
    <style:style style:name="P292" style:parent-style-name="Default" style:family="paragraph">
      <style:text-properties fo:font-size="10pt" style:font-size-asian="10pt" style:font-size-complex="10pt"/>
    </style:style>
    <style:style style:name="P293" style:parent-style-name="Default" style:list-style-name="LFO7" style:family="paragraph">
      <style:text-properties fo:font-size="10pt" style:font-size-asian="10pt" style:font-size-complex="10pt"/>
    </style:style>
    <style:style style:name="P294" style:parent-style-name="Default" style:list-style-name="LFO7" style:family="paragraph">
      <style:text-properties fo:font-size="10pt" style:font-size-asian="10pt" style:font-size-complex="10pt"/>
    </style:style>
    <style:style style:name="P295" style:parent-style-name="Default" style:list-style-name="LFO7" style:family="paragraph">
      <style:text-properties fo:font-size="10pt" style:font-size-asian="10pt" style:font-size-complex="10pt"/>
    </style:style>
    <style:style style:name="P296" style:parent-style-name="Default" style:family="paragraph">
      <style:text-properties fo:font-size="10pt" style:font-size-asian="10pt" style:font-size-complex="10pt"/>
    </style:style>
    <style:style style:name="T297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298" style:parent-style-name="Fuentedepárrafopredeter." style:family="text">
      <style:text-properties fo:font-size="10pt" style:font-size-asian="10pt" style:font-size-complex="10pt" fo:language="en" fo:country="GB"/>
    </style:style>
    <style:style style:name="P299" style:parent-style-name="Default" style:family="paragraph">
      <style:text-properties fo:font-size="10pt" style:font-size-asian="10pt" style:font-size-complex="10pt" fo:language="en" fo:country="GB"/>
    </style:style>
    <style:style style:name="P300" style:parent-style-name="Default" style:family="paragraph">
      <style:text-properties fo:font-size="10pt" style:font-size-asian="10pt" style:font-size-complex="10pt"/>
    </style:style>
    <style:style style:name="P301" style:parent-style-name="Default" style:list-style-name="LFO8" style:family="paragraph">
      <style:text-properties fo:font-size="10pt" style:font-size-asian="10pt" style:font-size-complex="10pt"/>
    </style:style>
    <style:style style:name="P302" style:parent-style-name="Default" style:list-style-name="LFO8" style:family="paragraph">
      <style:text-properties fo:font-size="10pt" style:font-size-asian="10pt" style:font-size-complex="10pt"/>
    </style:style>
    <style:style style:name="P303" style:parent-style-name="Default" style:list-style-name="LFO8" style:family="paragraph">
      <style:text-properties fo:font-size="10pt" style:font-size-asian="10pt" style:font-size-complex="10pt"/>
    </style:style>
    <style:style style:name="P304" style:parent-style-name="Default" style:family="paragraph">
      <style:text-properties fo:font-size="10pt" style:font-size-asian="10pt" style:font-size-complex="10pt"/>
    </style:style>
    <style:style style:name="P30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306" style:parent-style-name="Default" style:family="paragraph">
      <style:text-properties fo:font-size="10pt" style:font-size-asian="10pt" style:font-size-complex="10pt"/>
    </style:style>
    <style:style style:name="P307" style:parent-style-name="Default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308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0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10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1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7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8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1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0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1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4" style:parent-style-name="Default" style:family="paragraph">
      <style:paragraph-properties fo:margin-left="1.475in" fo:text-indent="0.4916in">
        <style:tab-stops/>
      </style:paragraph-properties>
      <style:text-properties fo:font-size="10pt" style:font-size-asian="10pt" style:font-size-complex="10pt" fo:language="en" fo:country="GB"/>
    </style:style>
    <style:style style:name="P32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7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8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2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30" style:parent-style-name="Default" style:family="paragraph">
      <style:paragraph-properties fo:margin-left="0.9833in">
        <style:tab-stops/>
      </style:paragraph-properties>
    </style:style>
    <style:style style:name="T331" style:parent-style-name="Fuentedepárrafopredeter." style:family="text">
      <style:text-properties fo:font-size="10pt" style:font-size-asian="10pt" style:font-size-complex="10pt" fo:language="en" fo:country="GB"/>
    </style:style>
    <style:style style:name="T332" style:parent-style-name="Fuentedepárrafopredeter." style:family="text">
      <style:text-properties fo:font-size="10pt" style:font-size-asian="10pt" style:font-size-complex="10pt"/>
    </style:style>
    <style:style style:name="P33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3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T33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36" style:parent-style-name="Fuentedepárrafopredeter." style:family="text">
      <style:text-properties fo:font-size="10pt" style:font-size-asian="10pt" style:font-size-complex="10pt"/>
    </style:style>
    <style:style style:name="T337" style:parent-style-name="Fuentedepárrafopredeter." style:family="text">
      <style:text-properties fo:font-size="10pt" style:font-size-asian="10pt" style:font-size-complex="10pt"/>
    </style:style>
    <style:style style:name="T338" style:parent-style-name="Fuentedepárrafopredeter." style:family="text">
      <style:text-properties fo:font-size="10pt" style:font-size-asian="10pt" style:font-size-complex="10pt"/>
    </style:style>
    <style:style style:name="P339" style:parent-style-name="Default" style:family="paragraph">
      <style:text-properties fo:font-size="10pt" style:font-size-asian="10pt" style:font-size-complex="10pt"/>
    </style:style>
    <style:style style:name="T34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41" style:parent-style-name="Fuentedepárrafopredeter." style:family="text">
      <style:text-properties fo:font-size="10pt" style:font-size-asian="10pt" style:font-size-complex="10pt"/>
    </style:style>
    <style:style style:name="P342" style:parent-style-name="Default" style:family="paragraph">
      <style:text-properties fo:font-size="10pt" style:font-size-asian="10pt" style:font-size-complex="10pt"/>
    </style:style>
    <style:style style:name="P343" style:parent-style-name="Default" style:family="paragraph">
      <style:text-properties fo:font-size="10pt" style:font-size-asian="10pt" style:font-size-complex="10pt"/>
    </style:style>
    <style:style style:name="P344" style:parent-style-name="Default" style:family="paragraph">
      <style:text-properties fo:font-size="10pt" style:font-size-asian="10pt" style:font-size-complex="10pt"/>
    </style:style>
    <style:style style:name="P345" style:parent-style-name="Default" style:family="paragraph">
      <style:text-properties fo:font-size="10pt" style:font-size-asian="10pt" style:font-size-complex="10pt"/>
    </style:style>
    <style:style style:name="P346" style:parent-style-name="Default" style:family="paragraph">
      <style:text-properties fo:font-size="10pt" style:font-size-asian="10pt" style:font-size-complex="10pt"/>
    </style:style>
    <style:style style:name="T347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348" style:parent-style-name="Fuentedepárrafopredeter." style:family="text">
      <style:text-properties fo:font-size="10pt" style:font-size-asian="10pt" style:font-size-complex="10pt" fo:language="en" fo:country="GB"/>
    </style:style>
    <style:style style:name="P349" style:parent-style-name="Default" style:family="paragraph">
      <style:text-properties fo:font-size="10pt" style:font-size-asian="10pt" style:font-size-complex="10pt" fo:language="en" fo:country="GB"/>
    </style:style>
    <style:style style:name="P350" style:parent-style-name="Default" style:family="paragraph">
      <style:text-properties fo:font-size="10pt" style:font-size-asian="10pt" style:font-size-complex="10pt" fo:language="en" fo:country="GB"/>
    </style:style>
    <style:style style:name="P351" style:parent-style-name="Default" style:list-style-name="LFO8" style:family="paragraph">
      <style:text-properties fo:font-size="10pt" style:font-size-asian="10pt" style:font-size-complex="10pt"/>
    </style:style>
    <style:style style:name="P352" style:parent-style-name="Default" style:list-style-name="LFO8" style:family="paragraph">
      <style:text-properties fo:font-size="10pt" style:font-size-asian="10pt" style:font-size-complex="10pt"/>
    </style:style>
    <style:style style:name="P353" style:parent-style-name="Default" style:list-style-name="LFO8" style:family="paragraph">
      <style:text-properties fo:font-size="10pt" style:font-size-asian="10pt" style:font-size-complex="10pt"/>
    </style:style>
    <style:style style:name="P354" style:parent-style-name="Default" style:family="paragraph">
      <style:text-properties fo:font-size="10pt" style:font-size-asian="10pt" style:font-size-complex="10pt"/>
    </style:style>
    <style:style style:name="P35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356" style:parent-style-name="Default" style:family="paragraph">
      <style:text-properties fo:font-size="10pt" style:font-size-asian="10pt" style:font-size-complex="10pt"/>
    </style:style>
    <style:style style:name="P357" style:parent-style-name="Default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358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5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0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1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7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8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6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70" style:parent-style-name="Default" style:family="paragraph">
      <style:paragraph-properties fo:margin-left="0.9833in">
        <style:tab-stops/>
      </style:paragraph-properties>
    </style:style>
    <style:style style:name="T371" style:parent-style-name="Fuentedepárrafopredeter." style:family="text">
      <style:text-properties fo:font-size="10pt" style:font-size-asian="10pt" style:font-size-complex="10pt" fo:language="en" fo:country="GB"/>
    </style:style>
    <style:style style:name="T372" style:parent-style-name="Fuentedepárrafopredeter." style:family="text">
      <style:text-properties fo:font-size="10pt" style:font-size-asian="10pt" style:font-size-complex="10pt" fo:language="en" fo:country="GB"/>
    </style:style>
    <style:style style:name="T373" style:parent-style-name="Fuentedepárrafopredeter." style:family="text">
      <style:text-properties fo:font-size="10pt" style:font-size-asian="10pt" style:font-size-complex="10pt"/>
    </style:style>
    <style:style style:name="P37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7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76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77" style:parent-style-name="Default" style:family="paragraph">
      <style:paragraph-properties fo:margin-left="1.475in" fo:text-indent="0.4916in">
        <style:tab-stops/>
      </style:paragraph-properties>
      <style:text-properties fo:font-size="10pt" style:font-size-asian="10pt" style:font-size-complex="10pt"/>
    </style:style>
    <style:style style:name="P378" style:parent-style-name="Default" style:family="paragraph">
      <style:paragraph-properties fo:margin-left="0.9833in">
        <style:tab-stops/>
      </style:paragraph-properties>
    </style:style>
    <style:style style:name="T379" style:parent-style-name="Fuentedepárrafopredeter." style:family="text">
      <style:text-properties fo:font-size="10pt" style:font-size-asian="10pt" style:font-size-complex="10pt"/>
    </style:style>
    <style:style style:name="T380" style:parent-style-name="Fuentedepárrafopredeter." style:family="text">
      <style:text-properties fo:font-size="10pt" style:font-size-asian="10pt" style:font-size-complex="10pt"/>
    </style:style>
    <style:style style:name="T381" style:parent-style-name="Fuentedepárrafopredeter." style:family="text">
      <style:text-properties fo:font-size="10pt" style:font-size-asian="10pt" style:font-size-complex="10pt" fo:language="en" fo:country="GB"/>
    </style:style>
    <style:style style:name="P382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83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84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85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 fo:language="en" fo:country="GB"/>
    </style:style>
    <style:style style:name="P386" style:parent-style-name="Default" style:family="paragraph">
      <style:paragraph-properties fo:margin-left="0.9833in">
        <style:tab-stops/>
      </style:paragraph-properties>
    </style:style>
    <style:style style:name="T387" style:parent-style-name="Fuentedepárrafopredeter." style:family="text">
      <style:text-properties fo:font-size="10pt" style:font-size-asian="10pt" style:font-size-complex="10pt" fo:language="en" fo:country="GB"/>
    </style:style>
    <style:style style:name="T388" style:parent-style-name="Fuentedepárrafopredeter." style:family="text">
      <style:text-properties fo:font-size="10pt" style:font-size-asian="10pt" style:font-size-complex="10pt"/>
    </style:style>
    <style:style style:name="P389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90" style:parent-style-name="Default" style:family="paragraph">
      <style:paragraph-properties fo:margin-left="0.9833in">
        <style:tab-stops/>
      </style:paragraph-properties>
      <style:text-properties fo:font-size="10pt" style:font-size-asian="10pt" style:font-size-complex="10pt"/>
    </style:style>
    <style:style style:name="P391" style:parent-style-name="Default" style:master-page-name="MP1" style:family="paragraph">
      <style:paragraph-properties fo:break-before="page"/>
    </style:style>
    <style:style style:name="T392" style:parent-style-name="Fuentedepárrafopredeter." style:family="text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T393" style:parent-style-name="Fuentedepárrafopredeter." style:family="text">
      <style:text-properties style:use-window-font-color="true" fo:font-size="10pt" style:font-size-asian="10pt" style:font-size-complex="10pt"/>
    </style:style>
    <style:style style:name="P394" style:parent-style-name="Default" style:family="paragraph">
      <style:text-properties style:use-window-font-color="true" fo:font-size="10pt" style:font-size-asian="10pt" style:font-size-complex="10pt"/>
    </style:style>
    <style:style style:name="T395" style:parent-style-name="Fuentedepárrafopredeter." style:family="text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T396" style:parent-style-name="Fuentedepárrafopredeter." style:family="text">
      <style:text-properties style:use-window-font-color="true" fo:font-size="10pt" style:font-size-asian="10pt" style:font-size-complex="10pt"/>
    </style:style>
    <style:style style:name="P397" style:parent-style-name="Default" style:family="paragraph">
      <style:text-properties style:use-window-font-color="true" fo:font-size="10pt" style:font-size-asian="10pt" style:font-size-complex="10pt"/>
    </style:style>
    <style:style style:name="P398" style:parent-style-name="Default" style:family="paragraph">
      <style:text-properties style:use-window-font-color="true" fo:font-size="10pt" style:font-size-asian="10pt" style:font-size-complex="10pt"/>
    </style:style>
    <style:style style:name="P399" style:parent-style-name="Default" style:family="paragraph">
      <style:text-properties style:use-window-font-color="true" fo:font-size="10pt" style:font-size-asian="10pt" style:font-size-complex="10pt"/>
    </style:style>
    <style:style style:name="P400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P401" style:parent-style-name="Default" style:family="paragraph">
      <style:text-properties style:use-window-font-color="true" fo:font-size="10pt" style:font-size-asian="10pt" style:font-size-complex="10pt"/>
    </style:style>
    <style:style style:name="P402" style:parent-style-name="Default" style:list-style-name="LFO10" style:family="paragraph"/>
    <style:style style:name="T403" style:parent-style-name="Fuentedepárrafopredeter." style:family="text">
      <style:text-properties style:use-window-font-color="true" fo:font-size="10pt" style:font-size-asian="10pt" style:font-size-complex="10pt"/>
    </style:style>
    <style:style style:name="T404" style:parent-style-name="Fuentedepárrafopredeter." style:family="text">
      <style:text-properties fo:font-size="10pt" style:font-size-asian="10pt" style:font-size-complex="10pt"/>
    </style:style>
    <style:style style:name="P405" style:parent-style-name="Default" style:list-style-name="LFO10" style:family="paragraph">
      <style:text-properties style:use-window-font-color="true" fo:font-size="10pt" style:font-size-asian="10pt" style:font-size-complex="10pt"/>
    </style:style>
    <style:style style:name="P406" style:parent-style-name="Default" style:family="paragraph">
      <style:paragraph-properties fo:margin-left="0.25in">
        <style:tab-stops/>
      </style:paragraph-properties>
      <style:text-properties style:use-window-font-color="true" fo:font-size="10pt" style:font-size-asian="10pt" style:font-size-complex="10pt"/>
    </style:style>
    <style:style style:name="P407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P408" style:parent-style-name="Default" style:family="paragraph">
      <style:text-properties style:use-window-font-color="true" fo:font-size="10pt" style:font-size-asian="10pt" style:font-size-complex="10pt"/>
    </style:style>
    <style:style style:name="P409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10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11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12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13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14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15" style:parent-style-name="Default" style:family="paragraph">
      <style:text-properties style:use-window-font-color="true" fo:font-size="10pt" style:font-size-asian="10pt" style:font-size-complex="10pt"/>
    </style:style>
    <style:style style:name="P416" style:parent-style-name="Default" style:family="paragraph">
      <style:text-properties style:use-window-font-color="true" fo:font-size="10pt" style:font-size-asian="10pt" style:font-size-complex="10pt"/>
    </style:style>
    <style:style style:name="P417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18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19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20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21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22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23" style:parent-style-name="Default" style:family="paragraph">
      <style:text-properties style:use-window-font-color="true" fo:font-size="10pt" style:font-size-asian="10pt" style:font-size-complex="10pt"/>
    </style:style>
    <style:style style:name="P424" style:parent-style-name="Default" style:family="paragraph">
      <style:text-properties style:use-window-font-color="true" fo:font-size="10pt" style:font-size-asian="10pt" style:font-size-complex="10pt"/>
    </style:style>
    <style:style style:name="P425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26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27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28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29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30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31" style:parent-style-name="Default" style:family="paragraph">
      <style:text-properties style:use-window-font-color="true" fo:font-size="10pt" style:font-size-asian="10pt" style:font-size-complex="10pt"/>
    </style:style>
    <style:style style:name="P432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33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34" style:parent-style-name="Default" style:family="paragraph">
      <style:paragraph-properties fo:text-indent="0.4916in"/>
      <style:text-properties style:use-window-font-color="true" fo:font-size="10pt" style:font-size-asian="10pt" style:font-size-complex="10pt" fo:language="en" fo:country="GB"/>
    </style:style>
    <style:style style:name="P435" style:parent-style-name="Default" style:family="paragraph">
      <style:text-properties style:use-window-font-color="true" fo:font-size="10pt" style:font-size-asian="10pt" style:font-size-complex="10pt" fo:language="en" fo:country="GB"/>
    </style:style>
    <style:style style:name="P436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 fo:language="en" fo:country="GB"/>
    </style:style>
    <style:style style:name="T437" style:parent-style-name="Fuentedepárrafopredeter." style:family="text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T438" style:parent-style-name="Fuentedepárrafopredeter." style:family="text">
      <style:text-properties style:use-window-font-color="true" fo:font-size="10pt" style:font-size-asian="10pt" style:font-size-complex="10pt"/>
    </style:style>
    <style:style style:name="P439" style:parent-style-name="Default" style:family="paragraph">
      <style:text-properties style:use-window-font-color="true" fo:font-size="10pt" style:font-size-asian="10pt" style:font-size-complex="10pt"/>
    </style:style>
    <style:style style:name="T440" style:parent-style-name="Fuentedepárrafopredeter." style:family="text">
      <style:text-properties fo:font-weight="bold" style:font-weight-asian="bold" style:font-weight-complex="bold" style:use-window-font-color="true" fo:font-size="10pt" style:font-size-asian="10pt" style:font-size-complex="10pt" fo:language="en" fo:country="GB"/>
    </style:style>
    <style:style style:name="T441" style:parent-style-name="Fuentedepárrafopredeter." style:family="text">
      <style:text-properties style:use-window-font-color="true" fo:font-size="10pt" style:font-size-asian="10pt" style:font-size-complex="10pt" fo:language="en" fo:country="GB"/>
    </style:style>
    <style:style style:name="P442" style:parent-style-name="Default" style:family="paragraph">
      <style:text-properties style:use-window-font-color="true" fo:font-size="10pt" style:font-size-asian="10pt" style:font-size-complex="10pt" fo:language="en" fo:country="GB"/>
    </style:style>
    <style:style style:name="T443" style:parent-style-name="Fuentedepárrafopredeter." style:family="text">
      <style:text-properties style:use-window-font-color="true" fo:font-size="10pt" style:font-size-asian="10pt" style:font-size-complex="10pt"/>
    </style:style>
    <style:style style:name="T444" style:parent-style-name="Fuentedepárrafopredeter." style:family="text">
      <style:text-properties style:use-window-font-color="true" fo:font-size="10pt" style:font-size-asian="10pt" style:font-size-complex="10pt"/>
    </style:style>
    <style:style style:name="T445" style:parent-style-name="Fuentedepárrafopredeter." style:family="text">
      <style:text-properties style:use-window-font-color="true" fo:font-size="10pt" style:font-size-asian="10pt" style:font-size-complex="10pt"/>
    </style:style>
    <style:style style:name="T446" style:parent-style-name="Fuentedepárrafopredeter." style:family="text">
      <style:text-properties style:use-window-font-color="true" fo:font-size="10pt" style:font-size-asian="10pt" style:font-size-complex="10pt"/>
    </style:style>
    <style:style style:name="T447" style:parent-style-name="Fuentedepárrafopredeter." style:family="text">
      <style:text-properties fo:font-style="italic" style:font-style-asian="italic" style:font-style-complex="italic" style:use-window-font-color="true" fo:font-size="10pt" style:font-size-asian="10pt" style:font-size-complex="10pt"/>
    </style:style>
    <style:style style:name="T448" style:parent-style-name="Fuentedepárrafopredeter." style:family="text">
      <style:text-properties style:use-window-font-color="true" fo:font-size="10pt" style:font-size-asian="10pt" style:font-size-complex="10pt"/>
    </style:style>
    <style:style style:name="T449" style:parent-style-name="Fuentedepárrafopredeter." style:family="text">
      <style:text-properties fo:font-style="italic" style:font-style-asian="italic" style:font-style-complex="italic" style:use-window-font-color="true" fo:font-size="10pt" style:font-size-asian="10pt" style:font-size-complex="10pt"/>
    </style:style>
    <style:style style:name="T450" style:parent-style-name="Fuentedepárrafopredeter." style:family="text">
      <style:text-properties style:use-window-font-color="true" fo:font-size="10pt" style:font-size-asian="10pt" style:font-size-complex="10pt"/>
    </style:style>
    <style:style style:name="P451" style:parent-style-name="Default" style:family="paragraph">
      <style:text-properties style:use-window-font-color="true" fo:font-size="10pt" style:font-size-asian="10pt" style:font-size-complex="10pt"/>
    </style:style>
    <style:style style:name="P452" style:parent-style-name="Default" style:family="paragraph">
      <style:text-properties style:use-window-font-color="true" fo:font-size="10pt" style:font-size-asian="10pt" style:font-size-complex="10pt"/>
    </style:style>
    <style:style style:name="P453" style:parent-style-name="Default" style:list-style-name="LFO9" style:family="paragraph">
      <style:text-properties style:use-window-font-color="true" fo:font-size="10pt" style:font-size-asian="10pt" style:font-size-complex="10pt"/>
    </style:style>
    <style:style style:name="P454" style:parent-style-name="Default" style:list-style-name="LFO9" style:family="paragraph">
      <style:text-properties style:use-window-font-color="true" fo:font-size="10pt" style:font-size-asian="10pt" style:font-size-complex="10pt"/>
    </style:style>
    <style:style style:name="P455" style:parent-style-name="Default" style:family="paragraph">
      <style:text-properties style:use-window-font-color="true" fo:font-size="10pt" style:font-size-asian="10pt" style:font-size-complex="10pt"/>
    </style:style>
    <style:style style:name="P456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P457" style:parent-style-name="Default" style:family="paragraph">
      <style:text-properties style:use-window-font-color="true" fo:font-size="10pt" style:font-size-asian="10pt" style:font-size-complex="10pt"/>
    </style:style>
    <style:style style:name="P458" style:parent-style-name="Default" style:list-style-name="LFO10" style:family="paragraph"/>
    <style:style style:name="T459" style:parent-style-name="Fuentedepárrafopredeter." style:family="text">
      <style:text-properties style:use-window-font-color="true" fo:font-size="10pt" style:font-size-asian="10pt" style:font-size-complex="10pt"/>
    </style:style>
    <style:style style:name="T460" style:parent-style-name="Fuentedepárrafopredeter." style:family="text">
      <style:text-properties style:use-window-font-color="true" fo:font-size="10pt" style:font-size-asian="10pt" style:font-size-complex="10pt"/>
    </style:style>
    <style:style style:name="T461" style:parent-style-name="Fuentedepárrafopredeter." style:family="text">
      <style:text-properties fo:font-size="10pt" style:font-size-asian="10pt" style:font-size-complex="10pt"/>
    </style:style>
    <style:style style:name="P462" style:parent-style-name="Default" style:list-style-name="LFO10" style:family="paragraph">
      <style:text-properties style:use-window-font-color="true" fo:font-size="10pt" style:font-size-asian="10pt" style:font-size-complex="10pt"/>
    </style:style>
    <style:style style:name="P463" style:parent-style-name="Default" style:family="paragraph">
      <style:paragraph-properties fo:margin-left="0.5in">
        <style:tab-stops/>
      </style:paragraph-properties>
      <style:text-properties style:use-window-font-color="true" fo:font-size="10pt" style:font-size-asian="10pt" style:font-size-complex="10pt"/>
    </style:style>
    <style:style style:name="P464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P465" style:parent-style-name="Default" style:family="paragraph">
      <style:text-properties style:use-window-font-color="true" fo:font-size="10pt" style:font-size-asian="10pt" style:font-size-complex="10pt"/>
    </style:style>
    <style:style style:name="P466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67" style:parent-style-name="Default" style:family="paragraph">
      <style:paragraph-properties fo:margin-left="0.4916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68" style:parent-style-name="Default" style:family="paragraph">
      <style:paragraph-properties fo:margin-left="0.4916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69" style:parent-style-name="Default" style:family="paragraph">
      <style:paragraph-properties fo:margin-left="0.9833in">
        <style:tab-stops/>
      </style:paragraph-properties>
      <style:text-properties style:use-window-font-color="true" fo:font-size="10pt" style:font-size-asian="10pt" style:font-size-complex="10pt"/>
    </style:style>
    <style:style style:name="P470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71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72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73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74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75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76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77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78" style:parent-style-name="Normal" style:family="paragraph">
      <style:paragraph-properties fo:margin-left="0.9833in" fo:text-indent="0.4916in">
        <style:tab-stops/>
      </style:paragraph-properties>
    </style:style>
    <style:style style:name="P479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80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81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82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83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84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85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86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87" style:parent-style-name="Normal" style:family="paragraph">
      <style:paragraph-properties fo:margin-left="0.9833in" fo:text-indent="0.4916in">
        <style:tab-stops/>
      </style:paragraph-properties>
      <style:text-properties fo:language="en" fo:country="GB"/>
    </style:style>
    <style:style style:name="P488" style:parent-style-name="Normal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489" style:parent-style-name="Normal" style:family="paragraph">
      <style:paragraph-properties fo:text-indent="0.4916in"/>
      <style:text-properties fo:language="en" fo:country="GB"/>
    </style:style>
    <style:style style:name="P490" style:parent-style-name="Default" style:family="paragraph">
      <style:paragraph-properties fo:text-indent="0.4916in"/>
      <style:text-properties style:use-window-font-color="true" fo:font-size="10pt" style:font-size-asian="10pt" style:font-size-complex="10pt"/>
    </style:style>
    <style:style style:name="P491" style:parent-style-name="Default" style:family="paragraph">
      <style:paragraph-properties fo:margin-left="0.4916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92" style:parent-style-name="Default" style:family="paragraph">
      <style:paragraph-properties fo:margin-left="0.4916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93" style:parent-style-name="Default" style:family="paragraph">
      <style:paragraph-properties fo:margin-left="0.9833in">
        <style:tab-stops/>
      </style:paragraph-properties>
      <style:text-properties style:use-window-font-color="true" fo:font-size="10pt" style:font-size-asian="10pt" style:font-size-complex="10pt"/>
    </style:style>
    <style:style style:name="P494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95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96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497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98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499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00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01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02" style:parent-style-name="Normal" style:family="paragraph">
      <style:paragraph-properties fo:margin-left="0.9833in" fo:text-indent="0.4916in">
        <style:tab-stops/>
      </style:paragraph-properties>
    </style:style>
    <style:style style:name="P503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04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05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06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07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08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09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10" style:parent-style-name="Default" style:family="paragraph">
      <style:paragraph-properties fo:margin-left="1.475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11" style:parent-style-name="Normal" style:family="paragraph">
      <style:paragraph-properties fo:margin-left="0.9833in" fo:text-indent="0.4916in">
        <style:tab-stops/>
      </style:paragraph-properties>
      <style:text-properties fo:language="en" fo:country="GB"/>
    </style:style>
    <style:style style:name="P512" style:parent-style-name="Normal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513" style:parent-style-name="Normal" style:family="paragraph">
      <style:paragraph-properties fo:text-indent="0.4916in"/>
      <style:text-properties fo:language="en" fo:country="GB"/>
    </style:style>
    <style:style style:name="P514" style:parent-style-name="Normal" style:family="paragraph">
      <style:paragraph-properties fo:margin-left="-0.4916in" fo:text-indent="0.4916in">
        <style:tab-stops/>
      </style:paragraph-properties>
      <style:text-properties fo:language="en" fo:country="GB"/>
    </style:style>
    <style:style style:name="P515" style:parent-style-name="Normal" style:family="paragraph">
      <style:text-properties style:font-name="Tahoma" style:font-name-complex="Tahoma" fo:font-size="10pt" style:font-size-asian="10pt" style:font-size-complex="10pt"/>
    </style:style>
    <style:style style:name="T516" style:parent-style-name="Fuentedepárrafopredeter." style:family="text">
      <style:text-properties fo:font-weight="bold" style:font-weight-asian="bold" style:font-weight-complex="bold" style:use-window-font-color="true" fo:font-size="10pt" style:font-size-asian="10pt" style:font-size-complex="10pt" fo:language="en" fo:country="GB"/>
    </style:style>
    <style:style style:name="T517" style:parent-style-name="Fuentedepárrafopredeter." style:family="text">
      <style:text-properties style:use-window-font-color="true" fo:font-size="10pt" style:font-size-asian="10pt" style:font-size-complex="10pt" fo:language="en" fo:country="GB"/>
    </style:style>
    <style:style style:name="T518" style:parent-style-name="Fuentedepárrafopredeter." style:family="text">
      <style:text-properties style:use-window-font-color="true" fo:font-size="10pt" style:font-size-asian="10pt" style:font-size-complex="10pt" fo:language="en" fo:country="GB"/>
    </style:style>
    <style:style style:name="T519" style:parent-style-name="Fuentedepárrafopredeter." style:family="text">
      <style:text-properties style:use-window-font-color="true" fo:font-size="10pt" style:font-size-asian="10pt" style:font-size-complex="10pt" fo:language="en" fo:country="GB"/>
    </style:style>
    <style:style style:name="T520" style:parent-style-name="Fuentedepárrafopredeter." style:family="text">
      <style:text-properties style:use-window-font-color="true" fo:font-size="10pt" style:font-size-asian="10pt" style:font-size-complex="10pt" fo:language="en" fo:country="GB"/>
    </style:style>
    <style:style style:name="T521" style:parent-style-name="Fuentedepárrafopredeter." style:family="text">
      <style:text-properties style:use-window-font-color="true" fo:font-size="10pt" style:font-size-asian="10pt" style:font-size-complex="10pt" fo:language="en" fo:country="GB"/>
    </style:style>
    <style:style style:name="P522" style:parent-style-name="Default" style:family="paragraph">
      <style:text-properties style:use-window-font-color="true" fo:font-size="10pt" style:font-size-asian="10pt" style:font-size-complex="10pt" fo:language="en" fo:country="GB"/>
    </style:style>
    <style:style style:name="T523" style:parent-style-name="Fuentedepárrafopredeter." style:family="text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T524" style:parent-style-name="Fuentedepárrafopredeter." style:family="text">
      <style:text-properties style:use-window-font-color="true" fo:font-size="10pt" style:font-size-asian="10pt" style:font-size-complex="10pt"/>
    </style:style>
    <style:style style:name="P525" style:parent-style-name="Default" style:family="paragraph">
      <style:text-properties style:use-window-font-color="true" fo:font-size="10pt" style:font-size-asian="10pt" style:font-size-complex="10pt"/>
    </style:style>
    <style:style style:name="T526" style:parent-style-name="Fuentedepárrafopredeter." style:family="text">
      <style:text-properties style:use-window-font-color="true" fo:font-size="10pt" style:font-size-asian="10pt" style:font-size-complex="10pt"/>
    </style:style>
    <style:style style:name="T527" style:parent-style-name="Fuentedepárrafopredeter." style:family="text">
      <style:text-properties style:use-window-font-color="true" fo:font-size="10pt" style:font-size-asian="10pt" style:font-size-complex="10pt"/>
    </style:style>
    <style:style style:name="T528" style:parent-style-name="Fuentedepárrafopredeter." style:family="text">
      <style:text-properties style:use-window-font-color="true" fo:font-size="10pt" style:font-size-asian="10pt" style:font-size-complex="10pt"/>
    </style:style>
    <style:style style:name="T529" style:parent-style-name="Fuentedepárrafopredeter." style:family="text">
      <style:text-properties style:use-window-font-color="true" fo:font-size="10pt" style:font-size-asian="10pt" style:font-size-complex="10pt"/>
    </style:style>
    <style:style style:name="T530" style:parent-style-name="Fuentedepárrafopredeter." style:family="text">
      <style:text-properties style:use-window-font-color="true" fo:font-size="10pt" style:font-size-asian="10pt" style:font-size-complex="10pt"/>
    </style:style>
    <style:style style:name="T531" style:parent-style-name="Fuentedepárrafopredeter." style:family="text">
      <style:text-properties fo:font-style="italic" style:font-style-asian="italic" style:font-style-complex="italic" style:use-window-font-color="true" fo:font-size="10pt" style:font-size-asian="10pt" style:font-size-complex="10pt"/>
    </style:style>
    <style:style style:name="T532" style:parent-style-name="Fuentedepárrafopredeter." style:family="text">
      <style:text-properties style:use-window-font-color="true" fo:font-size="10pt" style:font-size-asian="10pt" style:font-size-complex="10pt"/>
    </style:style>
    <style:style style:name="T533" style:parent-style-name="Fuentedepárrafopredeter." style:family="text">
      <style:text-properties style:use-window-font-color="true" fo:font-size="10pt" style:font-size-asian="10pt" style:font-size-complex="10pt"/>
    </style:style>
    <style:style style:name="T534" style:parent-style-name="Fuentedepárrafopredeter." style:family="text">
      <style:text-properties style:use-window-font-color="true" fo:font-size="10pt" style:font-size-asian="10pt" style:font-size-complex="10pt"/>
    </style:style>
    <style:style style:name="T535" style:parent-style-name="Fuentedepárrafopredeter." style:family="text">
      <style:text-properties fo:font-style="italic" style:font-style-asian="italic" style:font-style-complex="italic" style:use-window-font-color="true" fo:font-size="10pt" style:font-size-asian="10pt" style:font-size-complex="10pt"/>
    </style:style>
    <style:style style:name="T536" style:parent-style-name="Fuentedepárrafopredeter." style:family="text">
      <style:text-properties style:use-window-font-color="true" fo:font-size="10pt" style:font-size-asian="10pt" style:font-size-complex="10pt"/>
    </style:style>
    <style:style style:name="P537" style:parent-style-name="Default" style:family="paragraph">
      <style:text-properties style:use-window-font-color="true" fo:font-size="10pt" style:font-size-asian="10pt" style:font-size-complex="10pt"/>
    </style:style>
    <style:style style:name="P538" style:parent-style-name="Default" style:family="paragraph">
      <style:text-properties style:use-window-font-color="true" fo:font-size="10pt" style:font-size-asian="10pt" style:font-size-complex="10pt"/>
    </style:style>
    <style:style style:name="P539" style:parent-style-name="Default" style:list-style-name="LFO9" style:family="paragraph">
      <style:text-properties style:use-window-font-color="true" fo:font-size="10pt" style:font-size-asian="10pt" style:font-size-complex="10pt"/>
    </style:style>
    <style:style style:name="P540" style:parent-style-name="Default" style:list-style-name="LFO9" style:family="paragraph">
      <style:text-properties style:use-window-font-color="true" fo:font-size="10pt" style:font-size-asian="10pt" style:font-size-complex="10pt"/>
    </style:style>
    <style:style style:name="P541" style:parent-style-name="Default" style:family="paragraph">
      <style:text-properties style:use-window-font-color="true" fo:font-size="10pt" style:font-size-asian="10pt" style:font-size-complex="10pt"/>
    </style:style>
    <style:style style:name="P542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P543" style:parent-style-name="Default" style:family="paragraph">
      <style:text-properties style:use-window-font-color="true" fo:font-size="10pt" style:font-size-asian="10pt" style:font-size-complex="10pt"/>
    </style:style>
    <style:style style:name="P544" style:parent-style-name="Default" style:list-style-name="LFO10" style:family="paragraph"/>
    <style:style style:name="T545" style:parent-style-name="Fuentedepárrafopredeter." style:family="text">
      <style:text-properties style:use-window-font-color="true" fo:font-size="10pt" style:font-size-asian="10pt" style:font-size-complex="10pt"/>
    </style:style>
    <style:style style:name="T546" style:parent-style-name="Fuentedepárrafopredeter." style:family="text">
      <style:text-properties fo:font-size="10pt" style:font-size-asian="10pt" style:font-size-complex="10pt"/>
    </style:style>
    <style:style style:name="P547" style:parent-style-name="Default" style:list-style-name="LFO10" style:family="paragraph">
      <style:text-properties style:use-window-font-color="true" fo:font-size="10pt" style:font-size-asian="10pt" style:font-size-complex="10pt"/>
    </style:style>
    <style:style style:name="P548" style:parent-style-name="Default" style:family="paragraph">
      <style:paragraph-properties fo:margin-left="0.5in">
        <style:tab-stops/>
      </style:paragraph-properties>
      <style:text-properties style:use-window-font-color="true" fo:font-size="10pt" style:font-size-asian="10pt" style:font-size-complex="10pt"/>
    </style:style>
    <style:style style:name="P549" style:parent-style-name="Default" style:family="paragraph">
      <style:text-properties fo:font-weight="bold" style:font-weight-asian="bold" style:font-weight-complex="bold" style:use-window-font-color="true" fo:font-size="10pt" style:font-size-asian="10pt" style:font-size-complex="10pt"/>
    </style:style>
    <style:style style:name="P550" style:parent-style-name="Default" style:family="paragraph">
      <style:paragraph-properties fo:margin-left="0.4916in">
        <style:tab-stops/>
      </style:paragraph-properties>
      <style:text-properties style:use-window-font-color="true" fo:font-size="10pt" style:font-size-asian="10pt" style:font-size-complex="10pt"/>
    </style:style>
    <style:style style:name="P551" style:parent-style-name="Default" style:family="paragraph">
      <style:paragraph-properties fo:margin-left="0.4916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52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53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54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55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56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57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58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59" style:parent-style-name="Normal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560" style:parent-style-name="Default" style:family="paragraph">
      <style:paragraph-properties fo:margin-left="0.4916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61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/>
    </style:style>
    <style:style style:name="P562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63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64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65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66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67" style:parent-style-name="Default" style:family="paragraph">
      <style:paragraph-properties fo:margin-left="0.9833in" fo:text-indent="0.4916in">
        <style:tab-stops/>
      </style:paragraph-properties>
      <style:text-properties style:use-window-font-color="true" fo:font-size="10pt" style:font-size-asian="10pt" style:font-size-complex="10pt" fo:language="en" fo:country="GB"/>
    </style:style>
    <style:style style:name="P568" style:parent-style-name="Normal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569" style:parent-style-name="Normal" style:family="paragraph">
      <style:paragraph-properties fo:text-indent="0.4916in"/>
      <style:text-properties fo:language="en" fo:country="GB"/>
    </style:style>
    <style:style style:name="P570" style:parent-style-name="Normal" style:family="paragraph">
      <style:paragraph-properties fo:margin-left="0.4916in" fo:text-indent="0.4916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/>
      <text:p text:style-name="Default"><text:s/><text:span text:style-name="T2">DOCUMENTO CON LA DEFINICIÓN DE LA API REST<text:s/></text:span></text:p>
      <text:p text:style-name="P3"/>
      <text:p text:style-name="P4"/>
      <text:p text:style-name="Default"><text:span text:style-name="T5">Recurso:</text:span><text:span text:style-name="T6"><text:s/>/users<text:s/></text:span></text:p>
      <text:p text:style-name="P7"/>
      <text:p text:style-name="Default"><text:span text:style-name="T8">Verbos Aceptados:</text:span><text:span text:style-name="T9"><text:s/>GET</text:span><text:span text:style-name="T10">, POST</text:span></text:p>
      <text:p text:style-name="P11"/>
      <text:list text:style-name="LFO1" text:continue-numbering="true">
        <text:list-item>
          <text:p text:style-name="P12">GET /users - Devuelve todos los usuarios del sistema.<text:s/></text:p>
        </text:list-item>
        <text:list-item>
          <text:p text:style-name="P13">POST /users – Introduce un nuevo<text:s/>usuario al sistema con un id generado</text:p>
        </text:list-item>
      </text:list>
      <text:p text:style-name="P14"/>
      <text:p text:style-name="P15">Parámetros:</text:p>
      <text:list text:style-name="LFO3" text:continue-numbering="true">
        <text:list-item>
          <text:p text:style-name="P16">Name<text:tab/><text:s text:c="4"/>- <text:s/>Nombre del nuevo usuario</text:p>
        </text:list-item>
        <text:list-item>
          <text:p text:style-name="P17">Password <text:s/>- <text:s/>Contraseña del nuevo usuario</text:p>
        </text:list-item>
        <text:list-item>
          <text:p text:style-name="P18">Iban<text:tab/><text:s text:c="4"/>- <text:s/>Iban del nuevo usuario</text:p>
        </text:list-item>
      </text:list>
      <text:p text:style-name="P19"/>
      <text:p text:style-name="P20"/>
      <text:p text:style-name="Default"><text:span text:style-name="T21">Respuestas</text:span><text:span text:style-name="T22">:<text:s/></text:span></text:p>
      <text:p text:style-name="P23"/>
      <text:list text:style-name="LFO4" text:continue-numbering="true">
        <text:list-item>
          <text:p text:style-name="P24"><text:span text:style-name="T25">GET:<text:s/></text:span><text:span text:style-name="T26">200 Ok, 400 Bad Request</text:span><text:span text:style-name="T27">, 500 Internal Server Error</text:span></text:p>
        </text:list-item>
        <text:list-item>
          <text:p text:style-name="P28">POST: 201 Created, 400 Bad Request, 500 Internal Server Error</text:p>
        </text:list-item>
      </text:list>
      <text:p text:style-name="P29"/>
      <text:p text:style-name="P30">Modelo de Respuesta:<text:s/>GET</text:p>
      <text:p text:style-name="P31">[<text:s/></text:p>
      <text:p text:style-name="P32">{<text:s/></text:p>
      <text:p text:style-name="P33">"id": 1,<text:s/></text:p>
      <text:p text:style-name="P34">"name": Julio Escudero,<text:s/></text:p>
      <text:p text:style-name="P35">"startedSeries":<text:s/></text:p>
      <text:p text:style-name="P36">[<text:s/></text:p>
      <text:p text:style-name="P37">{<text:s/></text:p>
      <text:p text:style-name="P38">"id": 513458,</text:p>
      <text:p text:style-name="P39">"name" Juego de Tronos,<text:s/></text:p>
      <text:p text:style-name="P40">"synopsis": Juego de Tronos es una serie que…,<text:s/></text:p>
      <text:p text:style-name="P41">"creators": [Jake, Anna…],<text:s/></text:p>
      <text:p text:style-name="P42">"actors": [John, Susi…],<text:s/></text:p>
      <text:p text:style-name="P43">"categorie": GOLD,<text:s/></text:p>
      <text:p text:style-name="P44">},<text:s/></text:p>
      <text:p text:style-name="P45">{<text:s/></text:p>
      <text:p text:style-name="P46">"id": 3216,</text:p>
      <text:p text:style-name="P47">"name" Breaking bad,<text:s/></text:p>
      <text:p text:style-name="P48">"synopsis": Una cárcel…,<text:s/></text:p>
      <text:p text:style-name="P49">"creators": [Adrian, Jacob…],<text:s/></text:p>
      <text:p text:style-name="P50">"actors": [Ekans, Kio…],<text:s/></text:p>
      <text:p text:style-name="P51">"categorie": STANDAR,</text:p>
      <text:p text:style-name="P52">}<text:s/></text:p>
      <text:p text:style-name="P53">],</text:p>
      <text:p text:style-name="P54">"pendingSeries":<text:s/></text:p>
      <text:p text:style-name="P55">[<text:s/></text:p>
      <text:p text:style-name="P56">{<text:s/></text:p>
      <text:p text:style-name="P57">"id": 513458,<text:s/></text:p>
      <text:p text:style-name="P58">"name" Juego de Tronos,<text:s/></text:p>
      <text:p text:style-name="P59">"synopsis": Juego de Tronos es una serie que…,<text:s/></text:p>
      <text:p text:style-name="P60">"creators": [Jake, Anna…],<text:s/></text:p>
      <text:p text:style-name="P61">"actors": [John, Susi…],<text:s/></text:p>
      <text:p text:style-name="P62">"categorie": GOLD,<text:s/></text:p>
      <text:p text:style-name="P63">},<text:s/></text:p>
      <text:p text:style-name="P64">{<text:s/></text:p>
      <text:soft-page-break/>
      <text:p text:style-name="P65">"id": 3216,<text:s/></text:p>
      <text:p text:style-name="P66">"name" Breaking bad,<text:s/></text:p>
      <text:p text:style-name="P67">"synopsis": Una cárcel…,<text:s/></text:p>
      <text:p text:style-name="P68">"creators": [Adrian, Jacob…],<text:s/></text:p>
      <text:p text:style-name="P69">"actors": [Ekans, Kio…,<text:s/></text:p>
      <text:p text:style-name="P70">"categorie": STANDAR,<text:s/></text:p>
      <text:p text:style-name="P71">},<text:s/></text:p>
      <text:p text:style-name="P72">],<text:s/></text:p>
      <text:p text:style-name="P73">finishedSeries":<text:s/>[<text:s/></text:p>
      <text:p text:style-name="P74">{<text:s/></text:p>
      <text:p text:style-name="P75">"id": 513458,<text:s/></text:p>
      <text:p text:style-name="P76">"name" Juego de Tronos,<text:s/></text:p>
      <text:p text:style-name="P77">"synopsis": Juego de Tronos es una serie que…,<text:s/></text:p>
      <text:p text:style-name="P78">"creators": [Jake, Anna…,<text:s/></text:p>
      <text:p text:style-name="P79">"actors": [John, Susi…],<text:s/></text:p>
      <text:p text:style-name="P80">"categorie": GOLD,<text:s/></text:p>
      <text:p text:style-name="P81">},<text:s/></text:p>
      <text:p text:style-name="P82">{<text:s/></text:p>
      <text:p text:style-name="P83">"id": 3216,<text:s/></text:p>
      <text:p text:style-name="P84">"name" Breaking bad,<text:s/></text:p>
      <text:p text:style-name="P85">"synopsis": Una cárcel…,<text:s/></text:p>
      <text:p text:style-name="P86">"creators": [Adrian, Jacob…],<text:s/></text:p>
      <text:p text:style-name="P87">"actors": [Ekans, Kio…],<text:s/></text:p>
      <text:p text:style-name="P88">"categorie": STANDAR,<text:s/></text:p>
      <text:p text:style-name="P89">}<text:s/></text:p>
      <text:p text:style-name="P90">]<text:s/></text:p>
      <text:p text:style-name="P91"><text:s/>},<text:s/></text:p>
      <text:p text:style-name="P92">{<text:s/></text:p>
      <text:p text:style-name="P93">"id": 2,<text:s/></text:p>
      <text:p text:style-name="P94">"name": Sara Hernández,<text:s/></text:p>
      <text:p text:style-name="P95">"startedSeries":<text:s/></text:p>
      <text:p text:style-name="P96">[<text:s/></text:p>
      <text:p text:style-name="P97">{<text:s/></text:p>
      <text:p text:style-name="P98">"id": 513458,<text:s/></text:p>
      <text:p text:style-name="P99">"name" Juego de Tronos,<text:s/></text:p>
      <text:p text:style-name="P100">"synopsis": Juego de Tronos es una serie que…,<text:s/></text:p>
      <text:p text:style-name="P101">"creators": [Jake, Anna…],<text:s/></text:p>
      <text:p text:style-name="P102">"actors": [John, Susi…],<text:s/></text:p>
      <text:p text:style-name="P103">"categorie": GOLD<text:s/></text:p>
      <text:p text:style-name="P104">},<text:s/></text:p>
      <text:p text:style-name="P105">{<text:s/></text:p>
      <text:p text:style-name="P106">"id": 3216,<text:s/></text:p>
      <text:p text:style-name="P107">"name" Breaking bad,</text:p>
      <text:p text:style-name="P108">"synopsis": Una cárcel…,<text:s/></text:p>
      <text:p text:style-name="P109">"creators": [Adrian, Jacob…],<text:s/></text:p>
      <text:p text:style-name="P110">"actors": [Ekans, Kio…],<text:s/></text:p>
      <text:p text:style-name="P111">"categorie": STANDAR<text:s/></text:p>
      <text:p text:style-name="P112">}<text:s/></text:p>
      <text:p text:style-name="P113">]<text:s/></text:p>
      <text:p text:style-name="P114">"pendingSeries":<text:s/></text:p>
      <text:p text:style-name="P115">[<text:s/></text:p>
      <text:p text:style-name="P116">{<text:s/></text:p>
      <text:p text:style-name="P117">"id": 513458,<text:s/></text:p>
      <text:p text:style-name="P118">"name" Juego de Tronos,<text:s/></text:p>
      <text:p text:style-name="P119">"synopsis": Juego de Tronos es una serie que…,<text:s/></text:p>
      <text:p text:style-name="P120">"creators": [Jake, Anna…],<text:s/></text:p>
      <text:p text:style-name="P121">"actors": [John, Susi…],<text:s/></text:p>
      <text:p text:style-name="P122">"categorie": GOLD<text:s/></text:p>
      <text:soft-page-break/>
      <text:p text:style-name="P123">},<text:s/></text:p>
      <text:p text:style-name="P124">{<text:s/></text:p>
      <text:p text:style-name="P125">"id": 3216,<text:s/></text:p>
      <text:p text:style-name="P126">"name" Breaking bad,<text:s/></text:p>
      <text:p text:style-name="P127">"synopsis": Una cárcel…,<text:s/></text:p>
      <text:p text:style-name="P128">"creators": [Adrian, Jacob…],<text:s/></text:p>
      <text:p text:style-name="P129">"actors": [Ekans, Kio…],<text:s/></text:p>
      <text:p text:style-name="P130">"categorie": STANDAR<text:s/></text:p>
      <text:p text:style-name="P131">}<text:s/></text:p>
      <text:p text:style-name="P132">],<text:s/></text:p>
      <text:p text:style-name="P133">"finishedSeries":<text:s/></text:p>
      <text:p text:style-name="P134">[<text:s/></text:p>
      <text:p text:style-name="P135">{<text:s/></text:p>
      <text:p text:style-name="P136">"id": 513458,<text:s/></text:p>
      <text:p text:style-name="P137">"name" Juego de Tronos,<text:s/></text:p>
      <text:p text:style-name="P138">"synopsis": Juego de Tronos es una serie que…,<text:s/></text:p>
      <text:p text:style-name="P139">"creators": [Jake, Anna…],<text:s/></text:p>
      <text:p text:style-name="P140">"actors": [John, Susi…],<text:s/></text:p>
      <text:p text:style-name="P141">"categorie": GOLD<text:s/></text:p>
      <text:p text:style-name="P142">}<text:s/></text:p>
      <text:p text:style-name="P143">{<text:s/></text:p>
      <text:p text:style-name="P144">"id": 3216,<text:s/></text:p>
      <text:p text:style-name="P145">"name" Breaking bad,<text:s/></text:p>
      <text:p text:style-name="P146">"synopsis": Una cárcel…,<text:s/></text:p>
      <text:p text:style-name="P147">"creators": [Adrian, Jacob…],<text:s/></text:p>
      <text:p text:style-name="P148">"actors": [Ekans, Kio…],<text:s/></text:p>
      <text:p text:style-name="P149">"categorie": STANDAR<text:s/></text:p>
      <text:p text:style-name="P150">}<text:s/></text:p>
      <text:p text:style-name="P151">]<text:s/></text:p>
      <text:p text:style-name="P152">}<text:s/></text:p>
      <text:p text:style-name="P153">]</text:p>
      <text:p text:style-name="P154"/>
      <text:p text:style-name="P155"/>
      <text:p text:style-name="P156">Modelo de Respuesta: POST</text:p>
      <text:p text:style-name="P157">[<text:s/></text:p>
      <text:p text:style-name="P158">{<text:s/></text:p>
      <text:p text:style-name="P159">"id": ??<text:s/></text:p>
      <text:p text:style-name="P160">"name": Julio Escudero,<text:s/></text:p>
      <text:p text:style-name="P161">"password": *******,</text:p>
      <text:p text:style-name="P162">"iban": Julio Escudero,</text:p>
      <text:p text:style-name="P163">"startedSeries": [ ],</text:p>
      <text:p text:style-name="P164">"pendingSeries": [ ],<text:s/></text:p>
      <text:p text:style-name="P165"><text:span text:style-name="T166">finishedSeries": [<text:s/></text:span><text:span text:style-name="T167">] ,</text:span></text:p>
      <text:p text:style-name="P168"><text:s/>},<text:s/></text:p>
      <text:p text:style-name="P169">}<text:s/></text:p>
      <text:p text:style-name="Default"><text:span text:style-name="T170">]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p text:style-name="Default"><text:span text:style-name="T183">Recurso:</text:span><text:span text:style-name="T184"><text:s/>/users/{id}<text:s/></text:span></text:p>
      <text:p text:style-name="P185"/>
      <text:p text:style-name="Default"><text:span text:style-name="T186">Verbos HTTP aceptados:</text:span><text:span text:style-name="T187"><text:s/>GET, PUT, DELETE</text:span></text:p>
      <text:p text:style-name="Default"><text:span text:style-name="T188"><text:s/></text:span></text:p>
      <text:list text:style-name="LFO5" text:continue-numbering="true">
        <text:list-item>
          <text:p text:style-name="P189">GET /users/{id}<text:s/>– Devuelve los datos del usuario con id = {id}</text:p>
        </text:list-item>
      </text:list>
      <text:p text:style-name="P190"><text:tab/></text:p>
      <text:p text:style-name="P191">Parámetros</text:p>
      <text:list text:style-name="LFO7" text:continue-numbering="true">
        <text:list-item>
          <text:p text:style-name="P192">Id <text:s/>- <text:s/>Identificador del usuario</text:p>
        </text:list-item>
      </text:list>
      <text:p text:style-name="P193"/>
      <text:list text:style-name="LFO5" text:continue-numbering="true">
        <text:list-item>
          <text:p text:style-name="P194">PUT /users/{id} – Actualiza los datos del usuario con id = {id}</text:p>
        </text:list-item>
        <text:list-item>
          <text:p text:style-name="P195">DELETE /users/{id} – Borra el usuario con id = {id}</text:p>
        </text:list-item>
      </text:list>
      <text:p text:style-name="P196"/>
      <text:p text:style-name="Default"><text:span text:style-name="T197">Respuestas:</text:span><text:span text:style-name="T198"><text:s/></text:span></text:p>
      <text:p text:style-name="P199"/>
      <text:list text:style-name="LFO6" text:continue-numbering="true">
        <text:list-item>
          <text:p text:style-name="P200">GET:<text:s/>200 OK, 404 Not Found<text:s/></text:p>
        </text:list-item>
        <text:list-item>
          <text:p text:style-name="P201">PUT: 204<text:s/>No Content, 400 Bad Request</text:p>
        </text:list-item>
        <text:list-item>
          <text:p text:style-name="P202">DELETE: 204 No Content,<text:s/>400 Bad Request</text:p>
        </text:list-item>
      </text:list>
      <text:p text:style-name="Default"/>
      <text:p text:style-name="P203">Modelo de Respuesta:<text:s/>GET</text:p>
      <text:p text:style-name="P204">{<text:s/></text:p>
      <text:p text:style-name="P205">"id": 1,<text:s/></text:p>
      <text:p text:style-name="P206">"name": Julio Escudero,<text:s/></text:p>
      <text:p text:style-name="P207">"startedSeries":<text:s/></text:p>
      <text:p text:style-name="P208">[<text:s/></text:p>
      <text:p text:style-name="P209">{<text:s/></text:p>
      <text:p text:style-name="P210">"id": 513458,</text:p>
      <text:p text:style-name="P211">"name" Juego de Tronos,<text:s/></text:p>
      <text:p text:style-name="P212">"synopsis": Juego de Tronos es una serie que…,<text:s/></text:p>
      <text:p text:style-name="P213">"creators": [Jake, Anna…],<text:s/></text:p>
      <text:p text:style-name="P214">"actors": [John, Susi…],<text:s/></text:p>
      <text:p text:style-name="P215">"categorie": GOLD,<text:s/></text:p>
      <text:p text:style-name="P216">},<text:s/></text:p>
      <text:p text:style-name="P217">{<text:s/></text:p>
      <text:p text:style-name="P218">"id": 3216,</text:p>
      <text:p text:style-name="P219">"name" Breaking bad,<text:s/></text:p>
      <text:p text:style-name="P220">"synopsis": Una cárcel…,<text:s/></text:p>
      <text:p text:style-name="P221">"creators": [Adrian, Jacob…],<text:s/></text:p>
      <text:p text:style-name="P222">"actors": [Ekans, Kio…],<text:s/></text:p>
      <text:p text:style-name="P223">"categorie": STANDAR,</text:p>
      <text:p text:style-name="P224">}<text:s/></text:p>
      <text:p text:style-name="P225">],</text:p>
      <text:p text:style-name="P226">"pendingSeries":<text:s/></text:p>
      <text:p text:style-name="P227">[<text:s/></text:p>
      <text:p text:style-name="P228">{<text:s/></text:p>
      <text:p text:style-name="P229">"id": 513458,<text:s/></text:p>
      <text:p text:style-name="P230">"name" Juego de Tronos,<text:s/></text:p>
      <text:p text:style-name="P231">"synopsis": Juego de Tronos es una serie que…,<text:s/></text:p>
      <text:p text:style-name="P232">"creators": [Jake, Anna…],<text:s/></text:p>
      <text:p text:style-name="P233">"actors": [John, Susi…],<text:s/></text:p>
      <text:p text:style-name="P234">"categorie": GOLD,<text:s/></text:p>
      <text:p text:style-name="P235">},<text:s/></text:p>
      <text:p text:style-name="P236">{<text:s/></text:p>
      <text:p text:style-name="P237">"id": 3216,<text:s/></text:p>
      <text:p text:style-name="P238">"name" Breaking bad,<text:s/></text:p>
      <text:p text:style-name="P239">"synopsis": Una cárcel…,<text:s/></text:p>
      <text:p text:style-name="P240">"creators": [Adrian, Jacob…],<text:s/></text:p>
      <text:p text:style-name="P241">"actors": [Ekans, Kio…,<text:s/></text:p>
      <text:p text:style-name="P242">"categorie": STANDAR,<text:s/></text:p>
      <text:soft-page-break/>
      <text:p text:style-name="P243">},<text:s/></text:p>
      <text:p text:style-name="P244">],<text:s/></text:p>
      <text:p text:style-name="P245">finishedSeries":<text:s/></text:p>
      <text:p text:style-name="P246">[<text:s/></text:p>
      <text:p text:style-name="P247">{<text:s/></text:p>
      <text:p text:style-name="P248">"id": 513458,<text:s/></text:p>
      <text:p text:style-name="P249">"name" Juego de Tronos,<text:s/></text:p>
      <text:p text:style-name="P250">"synopsis": Juego de Tronos es una serie que…,<text:s/></text:p>
      <text:p text:style-name="P251">"creators": [Jake, Anna…,<text:s/></text:p>
      <text:p text:style-name="P252">"actors": [John, Susi…],<text:s/></text:p>
      <text:p text:style-name="P253">"categorie": GOLD,<text:s/></text:p>
      <text:p text:style-name="P254">},<text:s/></text:p>
      <text:p text:style-name="P255">{<text:s/></text:p>
      <text:p text:style-name="P256">"id": 3216,<text:s/></text:p>
      <text:p text:style-name="P257">"name" Breaking bad,<text:s/></text:p>
      <text:p text:style-name="P258">"synopsis": Una cárcel…,<text:s/></text:p>
      <text:p text:style-name="P259">"creators": [Adrian, Jacob…],<text:s/></text:p>
      <text:p text:style-name="P260">"actors": [Ekans, Kio…],<text:s/></text:p>
      <text:p text:style-name="P261">"categorie": STANDAR,<text:s/></text:p>
      <text:p text:style-name="P262">}<text:s/></text:p>
      <text:p text:style-name="P263">]<text:s/></text:p>
      <text:p text:style-name="Default"><text:span text:style-name="T264"><text:s/>},<text:s/></text:span><text:span text:style-name="T265"><text:s/></text:span></text:p>
      <text:p text:style-name="P266"/>
      <text:p text:style-name="P267"/>
      <text:p text:style-name="P268">Modelo de Respuesta: PUT</text:p>
      <text:p text:style-name="P269">Modelo de Respuesta: DELETE</text:p>
      <text:p text:style-name="P270"/>
      <text:p text:style-name="P271">No<text:s/>se devuelve nada.</text:p>
      <text:p text:style-name="P272"/>
      <text:p text:style-name="P273"/>
      <text:p text:style-name="P274"/>
      <text:p text:style-name="Default"><text:span text:style-name="T275">Recurso:</text:span><text:span text:style-name="T276"><text:s/>/users/{id}/bills<text:s/></text:span></text:p>
      <text:p text:style-name="P277"/>
      <text:p text:style-name="Default"><text:span text:style-name="T278">Verbos HTTP aceptados:</text:span><text:span text:style-name="T279"><text:s/>GET</text:span></text:p>
      <text:p text:style-name="P280"><text:s/></text:p>
      <text:p text:style-name="Default"><text:span text:style-name="T281">GET /users/{id}</text:span><text:span text:style-name="T282">/bills – Devuelve<text:s/></text:span><text:span text:style-name="T283">todas</text:span><text:span text:style-name="T284"><text:s/>facturas del usuario con el</text:span><text:span text:style-name="T285"><text:s/>id = {id}</text:span><text:span text:style-name="T286">. Si se añade el parámetro<text:s/></text:span><text:span text:style-name="T287">year</text:span><text:span text:style-name="T288">, se devuelven las facturas de ese año. Si además se añade el parámetro<text:s/></text:span><text:span text:style-name="T289">month</text:span><text:span text:style-name="T290">, se devuelve la factura correspondiente a ese mes y año</text:span></text:p>
      <text:p text:style-name="P291"/>
      <text:p text:style-name="P292"><text:tab/>Parámetros</text:p>
      <text:list text:style-name="LFO7" text:continue-numbering="true">
        <text:list-item>
          <text:p text:style-name="P293">Year <text:s/>- <text:s/>Número comprendido entre 1 y 12</text:p>
        </text:list-item>
        <text:list-item>
          <text:p text:style-name="P294">Month <text:s/>- <text:s/>Número comprendido entre 1 y 31</text:p>
        </text:list-item>
        <text:list-item>
          <text:p text:style-name="P295">Nota: han de estar los dos parámetros especificados, solo year o ninguno.</text:p>
        </text:list-item>
      </text:list>
      <text:p text:style-name="P296"/>
      <text:p text:style-name="Default"><text:span text:style-name="T297">Respuestas:</text:span><text:span text:style-name="T298"><text:s/>200 Ok, 404 Not Found<text:s/></text:span></text:p>
      <text:p text:style-name="P299"/>
      <text:p text:style-name="P300">GET:</text:p>
      <text:list text:style-name="LFO8" text:continue-numbering="true">
        <text:list-item>
          <text:p text:style-name="P301">200 O: cuando la operación se complete con éxito</text:p>
        </text:list-item>
        <text:list-item>
          <text:p text:style-name="P302">403 Forbidden: cuando el identificador del usuario que solicita las facturas no coincida con {id}</text:p>
        </text:list-item>
        <text:list-item>
          <text:p text:style-name="P303">404 Not Found: cuando no exista un usuario<text:s/>en el sistema con el identificador {id}</text:p>
        </text:list-item>
      </text:list>
      <text:p text:style-name="P304"/>
      <text:p text:style-name="P305">Modelo de Respuesta:<text:s/>GET</text:p>
      <text:p text:style-name="P306">[<text:s/></text:p>
      <text:p text:style-name="P307">{<text:s/></text:p>
      <text:p text:style-name="P308">"id": 3545678,<text:s/></text:p>
      <text:p text:style-name="P309">"whichMonth": 6,<text:s/></text:p>
      <text:p text:style-name="P310">"whichYear": 2022,<text:s/></text:p>
      <text:soft-page-break/>
      <text:p text:style-name="P311">"status": PENDING,</text:p>
      <text:p text:style-name="P312">"pending": 2022,<text:s/></text:p>
      <text:p text:style-name="P313">"lines":<text:s/></text:p>
      <text:p text:style-name="P314">[</text:p>
      <text:p text:style-name="P315"><text:tab/>{</text:p>
      <text:p text:style-name="P316"><text:tab/><text:tab/>"id": 2165132456,</text:p>
      <text:p text:style-name="P317"><text:tab/><text:tab/>"visualizationDate": 12/03/2023,</text:p>
      <text:p text:style-name="P318"><text:tab/><text:tab/>"chapterNumber": 1,</text:p>
      <text:p text:style-name="P319"><text:tab/><text:tab/>"seasonNumber": 1,</text:p>
      <text:p text:style-name="P320"><text:tab/><text:tab/>"seriesName": Juego de Tronos</text:p>
      <text:p text:style-name="P321"/>
      <text:p text:style-name="P322"><text:tab/>},</text:p>
      <text:p text:style-name="P323"><text:tab/>{</text:p>
      <text:p text:style-name="P324">"id": 2165adds6,</text:p>
      <text:p text:style-name="P325"><text:tab/><text:tab/>"visualizationDate": 13/03/2023,</text:p>
      <text:p text:style-name="P326"><text:tab/><text:tab/>"chapterNumber": 2,</text:p>
      <text:p text:style-name="P327"><text:tab/><text:tab/>"seasonNumber": 1,</text:p>
      <text:p text:style-name="P328"><text:tab/><text:tab/>"seriesName": Juego de Tronos</text:p>
      <text:p text:style-name="P329"/>
      <text:p text:style-name="P330"><text:span text:style-name="T331"><text:tab/></text:span><text:span text:style-name="T332">}</text:span></text:p>
      <text:p text:style-name="P333">]</text:p>
      <text:p text:style-name="P334"><text:s/></text:p>
      <text:p text:style-name="Default"><text:span text:style-name="T335">Recurso:</text:span><text:span text:style-name="T336"><text:s/>/users/{userI</text:span><text:span text:style-name="T337">d</text:span><text:span text:style-name="T338">}/bills/{billId}<text:s/></text:span></text:p>
      <text:p text:style-name="P339"/>
      <text:p text:style-name="Default"><text:span text:style-name="T340">Verbos HTTP aceptados:</text:span><text:span text:style-name="T341"><text:s/>GET, PUT, DELETE</text:span></text:p>
      <text:p text:style-name="P342"><text:s/></text:p>
      <text:p text:style-name="P343">GET /users/{userId}/bills/{billId} – Devuelve la factura {billId} del usuario<text:s/>{userId}<text:s/></text:p>
      <text:p text:style-name="P344">GET /users/{id}/bills/{id}<text:s/>–<text:s/>Modifica<text:s/>la factura {billId} del usuario<text:s/>{userId}</text:p>
      <text:p text:style-name="P345">GET /users/{id}/bills/{id}<text:s/>–<text:s/>Elimina<text:s/>la factura {billId} del usuario<text:s/>{userId}</text:p>
      <text:p text:style-name="P346"/>
      <text:p text:style-name="Default"><text:span text:style-name="T347">Respuestas:</text:span><text:span text:style-name="T348"><text:s/></text:span></text:p>
      <text:p text:style-name="P349"/>
      <text:p text:style-name="P350">GET:</text:p>
      <text:list text:style-name="LFO8" text:continue-numbering="true">
        <text:list-item>
          <text:p text:style-name="P351">200 OK: cuando la operación se complete con éxito</text:p>
        </text:list-item>
        <text:list-item>
          <text:p text:style-name="P352">403 Forbidden: cuando el identificador del usuario que solicita las facturas no coincida con {id}</text:p>
        </text:list-item>
        <text:list-item>
          <text:p text:style-name="P353">404 Not Found: cuando no exista un usuario<text:s/>en el sistema con el identificador {id}</text:p>
        </text:list-item>
      </text:list>
      <text:p text:style-name="P354"/>
      <text:p text:style-name="P355">Modelo de Respuesta:<text:s/>GET</text:p>
      <text:p text:style-name="P356">[<text:s/></text:p>
      <text:p text:style-name="P357">{<text:s/></text:p>
      <text:p text:style-name="P358">"id": 3545678,<text:s/></text:p>
      <text:p text:style-name="P359">"whichMonth": 6,<text:s/></text:p>
      <text:p text:style-name="P360">"whichYear": 2022,<text:s/></text:p>
      <text:p text:style-name="P361">"status": PENDING,</text:p>
      <text:p text:style-name="P362">"pending": 2022,<text:s/></text:p>
      <text:p text:style-name="P363">"lines":<text:s/></text:p>
      <text:p text:style-name="P364">[</text:p>
      <text:p text:style-name="P365"><text:tab/>{</text:p>
      <text:p text:style-name="P366"><text:tab/><text:tab/>"id": 2165132456,</text:p>
      <text:p text:style-name="P367"><text:tab/><text:tab/>"visualizationDate": 12/03/2023,</text:p>
      <text:p text:style-name="P368"><text:tab/><text:tab/>"chapterNumber": 1,</text:p>
      <text:p text:style-name="P369"><text:tab/><text:tab/>"seasonNumber": 1,</text:p>
      <text:p text:style-name="P370"><text:span text:style-name="T371"><text:tab/></text:span><text:span text:style-name="T372"><text:tab/></text:span><text:span text:style-name="T373">"seriesName": Juego de Tronos</text:span></text:p>
      <text:p text:style-name="P374"/>
      <text:p text:style-name="P375"><text:tab/>},</text:p>
      <text:p text:style-name="P376"><text:tab/>{</text:p>
      <text:p text:style-name="P377">"id": 2165adds6,</text:p>
      <text:soft-page-break/>
      <text:p text:style-name="P378"><text:span text:style-name="T379"><text:tab/></text:span><text:span text:style-name="T380"><text:tab/></text:span><text:span text:style-name="T381">"visualizationDate": 13/03/2023,</text:span></text:p>
      <text:p text:style-name="P382"><text:tab/><text:tab/>"chapterNumber": 2,</text:p>
      <text:p text:style-name="P383"><text:tab/><text:tab/>"seasonNumber": 1,</text:p>
      <text:p text:style-name="P384"><text:tab/><text:tab/>"seriesName": Juego de Tronos</text:p>
      <text:p text:style-name="P385"/>
      <text:p text:style-name="P386"><text:span text:style-name="T387"><text:tab/></text:span><text:span text:style-name="T388">}</text:span></text:p>
      <text:p text:style-name="P389">]</text:p>
      <text:p text:style-name="P390"/>
      <text:soft-page-break/>
      <text:p text:style-name="P391"><text:span text:style-name="T392">Recurso:</text:span><text:span text:style-name="T393"><text:s/>/series/<text:s/></text:span></text:p>
      <text:p text:style-name="P394"/>
      <text:p text:style-name="Default"><text:span text:style-name="T395">Verbos HTTP aceptados:</text:span><text:span text:style-name="T396"><text:s/>GET<text:s/></text:span></text:p>
      <text:p text:style-name="P397"/>
      <text:p text:style-name="P398">GET /series<text:s/>–<text:s/>Devuelve todas las series presentes en el sistema.<text:s/></text:p>
      <text:p text:style-name="P399"/>
      <text:p text:style-name="P400">Respuestas:</text:p>
      <text:p text:style-name="P401"><text:s/></text:p>
      <text:list text:style-name="LFO10" text:continue-numbering="true">
        <text:list-item>
          <text:p text:style-name="P402"><text:span text:style-name="T403">200 Ok:<text:s/></text:span><text:span text:style-name="T404">cuando la operación se complete con éxito</text:span></text:p>
        </text:list-item>
        <text:list-item>
          <text:p text:style-name="P405">404 Not Found: cuando no se ha<text:s/>encontrado el recurso solicitado</text:p>
        </text:list-item>
      </text:list>
      <text:p text:style-name="P406"/>
      <text:p text:style-name="P407">Modelo de Respuesta:<text:s/>GET</text:p>
      <text:p text:style-name="P408">{</text:p>
      <text:p text:style-name="P409">"id": 5681sd54s6d4,<text:s/></text:p>
      <text:p text:style-name="P410">"name": Juego de Tronos,<text:s/></text:p>
      <text:p text:style-name="P411">"synopsis": La lucha entre las diferentes casas…,</text:p>
      <text:p text:style-name="P412">"creators": [John Heick, Magan Arrs],</text:p>
      <text:p text:style-name="P413">"actors": ": [John Heick,<text:s/>Kio Berna, Mat Dival,…],</text:p>
      <text:p text:style-name="P414">"categorie": GOLD,<text:s/></text:p>
      <text:p text:style-name="P415">},</text:p>
      <text:p text:style-name="P416">{</text:p>
      <text:p text:style-name="P417">"id": 5681sd54s6d4,<text:s/></text:p>
      <text:p text:style-name="P418">"name":<text:s/>Breaking Bad,<text:s/></text:p>
      <text:p text:style-name="P419">"synopsis": La lucha entre las diferentes casas…,</text:p>
      <text:p text:style-name="P420">"creators": [Wade Willians],</text:p>
      <text:p text:style-name="P421">"actors": ": [Wentwort Miller, Dominic Pursella],</text:p>
      <text:p text:style-name="P422">"categorie":<text:s/>STANDAR,<text:s/></text:p>
      <text:p text:style-name="P423">},</text:p>
      <text:p text:style-name="P424">{</text:p>
      <text:p text:style-name="P425">"id": 5681sd54s6d4,<text:s/></text:p>
      <text:p text:style-name="P426">"name":<text:s/>Prison Break,<text:s/></text:p>
      <text:p text:style-name="P427">"synopsis": La lucha entre las diferentes casas…,</text:p>
      <text:p text:style-name="P428">"creators": [Amaury Molasco],</text:p>
      <text:p text:style-name="P429">"actors": ": [Robert Peper, Sarah Wayne,…],</text:p>
      <text:p text:style-name="P430">"categorie":<text:s/>SILVER,<text:s/></text:p>
      <text:p text:style-name="P431">}</text:p>
      <text:p text:style-name="P432"/>
      <text:p text:style-name="P433"/>
      <text:p text:style-name="P434"/>
      <text:p text:style-name="P435"/>
      <text:p text:style-name="P436"/>
      <text:p text:style-name="Default"><text:span text:style-name="T437">Recurso:</text:span><text:span text:style-name="T438"><text:s/>/series/{id}/seasons<text:s/></text:span></text:p>
      <text:p text:style-name="P439"/>
      <text:p text:style-name="Default"><text:span text:style-name="T440">Verbos HTTP aceptados:</text:span><text:span text:style-name="T441"><text:s/>GET<text:s/></text:span></text:p>
      <text:p text:style-name="P442"/>
      <text:p text:style-name="Default"><text:span text:style-name="T443">GET /series/id}/seasons</text:span><text:span text:style-name="T444"><text:s/>– Devuelve las temporadas de la serie co</text:span><text:span text:style-name="T445">n identificador = {id}.</text:span><text:span text:style-name="T446"><text:s/>Si se especifica el parámetro<text:s/></text:span><text:span text:style-name="T447">Number</text:span><text:span text:style-name="T448">, se devuelve la temporada con número =<text:s/></text:span><text:span text:style-name="T449">Number</text:span><text:span text:style-name="T450">.</text:span></text:p>
      <text:p text:style-name="P451"/>
      <text:p text:style-name="P452"><text:tab/>Parámetros:</text:p>
      <text:list text:style-name="LFO9" text:continue-numbering="true">
        <text:list-item>
          <text:p text:style-name="P453">Number – número que representa una temporada concreta de la serie</text:p>
        </text:list-item>
        <text:list-item>
          <text:p text:style-name="P454">Nota: el parámetro Number es opcional</text:p>
        </text:list-item>
      </text:list>
      <text:p text:style-name="P455"/>
      <text:p text:style-name="P456">Respuestas:</text:p>
      <text:p text:style-name="P457"><text:s/></text:p>
      <text:list text:style-name="LFO10" text:continue-numbering="true">
        <text:list-item>
          <text:p text:style-name="P458"><text:span text:style-name="T459">200 Ok</text:span><text:span text:style-name="T460">:<text:s/></text:span><text:span text:style-name="T461">cuando la operación se complete con éxito</text:span></text:p>
        </text:list-item>
        <text:list-item>
          <text:p text:style-name="P462">404 Not Found: cuando no se ha<text:s/>encontrado el recurso solicitado (la temporada concreta).</text:p>
        </text:list-item>
      </text:list>
      <text:p text:style-name="P463"/>
      <text:p text:style-name="P464">Modelo de Respuesta:<text:s/>GET</text:p>
      <text:p text:style-name="P465">[<text:s/></text:p>
      <text:p text:style-name="P466">{<text:s/></text:p>
      <text:p text:style-name="P467">"number": 1,<text:s/></text:p>
      <text:p text:style-name="P468">"chapters":<text:s/></text:p>
      <text:p text:style-name="P469">[<text:s/></text:p>
      <text:p text:style-name="P470">{<text:s/></text:p>
      <text:p text:style-name="P471">"title": Se acerca el invierno,<text:s/></text:p>
      <text:p text:style-name="P472">"description": Una sombra se acerca…<text:s/></text:p>
      <text:p text:style-name="P473">"number": 1,</text:p>
      <text:p text:style-name="P474">"duration": <text:s/>INTERVAL '3867' SECOND</text:p>
      <text:p text:style-name="P475">"link": link,</text:p>
      <text:p text:style-name="P476">"releaseDate": 12/05/2011</text:p>
      <text:p text:style-name="P477"/>
      <text:p text:style-name="P478">},</text:p>
      <text:p text:style-name="P479">{<text:s/></text:p>
      <text:p text:style-name="P480">"title": El rey en el norte,<text:s/></text:p>
      <text:p text:style-name="P481">"description": Ned Stark va paseando<text:s/></text:p>
      <text:p text:style-name="P482">"number":<text:s/>2,</text:p>
      <text:p text:style-name="P483">"duration": <text:s/>INTERVAL '3847' SECOND</text:p>
      <text:p text:style-name="P484">"link": link2,</text:p>
      <text:p text:style-name="P485">"releaseDate": 19/05/2011</text:p>
      <text:p text:style-name="P486"/>
      <text:p text:style-name="P487">}</text:p>
      <text:p text:style-name="P488">]</text:p>
      <text:p text:style-name="P489">},</text:p>
      <text:p text:style-name="P490">{<text:s/></text:p>
      <text:p text:style-name="P491">"number": 2,<text:s/></text:p>
      <text:p text:style-name="P492">"chapters":<text:s/></text:p>
      <text:p text:style-name="P493">[<text:s/></text:p>
      <text:p text:style-name="P494">{<text:s/></text:p>
      <text:p text:style-name="P495">"title": La casa Baratheon,<text:s/></text:p>
      <text:p text:style-name="P496">"description": La tensión crece…<text:s/></text:p>
      <text:p text:style-name="P497">"number": 1,</text:p>
      <text:p text:style-name="P498">"duration": <text:s/>INTERVAL '3857' SECOND</text:p>
      <text:p text:style-name="P499">"link": link,</text:p>
      <text:p text:style-name="P500">"releaseDate": 12/05/2012</text:p>
      <text:p text:style-name="P501"/>
      <text:p text:style-name="P502">},</text:p>
      <text:p text:style-name="P503">{<text:s/></text:p>
      <text:p text:style-name="P504">"title": No me olvides,<text:s/></text:p>
      <text:p text:style-name="P505">"description": Una nueva…<text:s/></text:p>
      <text:p text:style-name="P506">"number":<text:s/>2,</text:p>
      <text:p text:style-name="P507">"duration": <text:s/>INTERVAL '3867' SECOND</text:p>
      <text:p text:style-name="P508">"link": link2,</text:p>
      <text:p text:style-name="P509">"releaseDate": 19/05/2012</text:p>
      <text:p text:style-name="P510"/>
      <text:p text:style-name="P511">}</text:p>
      <text:p text:style-name="P512">]</text:p>
      <text:p text:style-name="P513">}</text:p>
      <text:soft-page-break/>
      <text:p text:style-name="P514">]</text:p>
      <text:p text:style-name="P515"/>
      <text:p text:style-name="Default"><text:span text:style-name="T516">Recurso:</text:span><text:span text:style-name="T517"><text:s/>/series/{</text:span><text:span text:style-name="T518">seriesI</text:span><text:span text:style-name="T519">d}/seasons/{</text:span><text:span text:style-name="T520">seasonId}/</text:span><text:span text:style-name="T521">chapters</text:span></text:p>
      <text:p text:style-name="P522"/>
      <text:p text:style-name="Default"><text:span text:style-name="T523">Verbos HTTP aceptados:</text:span><text:span text:style-name="T524"><text:s/>GET<text:s/></text:span></text:p>
      <text:p text:style-name="P525"/>
      <text:p text:style-name="Default"><text:span text:style-name="T526">GET /series/id}/seasons</text:span><text:span text:style-name="T527">/{seasonId}/chapters</text:span><text:span text:style-name="T528"><text:s/>– Devuelve<text:s/></text:span><text:span text:style-name="T529">todos los capítulos de la temporada con identificador {seasonId}.<text:s/></text:span><text:span text:style-name="T530">Si se especifica el parámetro<text:s/></text:span><text:span text:style-name="T531">Number</text:span><text:span text:style-name="T532">, se devuelve<text:s/></text:span><text:span text:style-name="T533">el capítulo</text:span><text:span text:style-name="T534"><text:s/>con número =<text:s/></text:span><text:span text:style-name="T535">Number</text:span><text:span text:style-name="T536">.</text:span></text:p>
      <text:p text:style-name="P537"/>
      <text:p text:style-name="P538"><text:tab/>Parámetros:</text:p>
      <text:list text:style-name="LFO9" text:continue-numbering="true">
        <text:list-item>
          <text:p text:style-name="P539">Number – número que representa un<text:s/>capítulo<text:s/>concreto<text:s/>de la<text:s/>temporada</text:p>
        </text:list-item>
        <text:list-item>
          <text:p text:style-name="P540">Nota: el parámetro Number es opcional</text:p>
        </text:list-item>
      </text:list>
      <text:p text:style-name="P541"/>
      <text:p text:style-name="P542">Respuestas:</text:p>
      <text:p text:style-name="P543"><text:s/></text:p>
      <text:list text:style-name="LFO10" text:continue-numbering="true">
        <text:list-item>
          <text:p text:style-name="P544"><text:span text:style-name="T545">200 Ok:<text:s/></text:span><text:span text:style-name="T546">cuando la operación se complete con éxito</text:span></text:p>
        </text:list-item>
        <text:list-item>
          <text:p text:style-name="P547">404 Not Found: cuando no se ha<text:s/>encontrado el recurso solicitado (el capítulo concreto).</text:p>
        </text:list-item>
      </text:list>
      <text:p text:style-name="P548"/>
      <text:p text:style-name="P549">Modelo de Respuesta:<text:s/></text:p>
      <text:p text:style-name="P550">[<text:s/></text:p>
      <text:p text:style-name="P551">{<text:s/></text:p>
      <text:p text:style-name="P552">"title":<text:s/>Se acerca el invierno,<text:s/></text:p>
      <text:p text:style-name="P553">"description":<text:s/>Una sombra se acerca…<text:s/></text:p>
      <text:p text:style-name="P554">"number":<text:s/>1,</text:p>
      <text:p text:style-name="P555">"duration":<text:s/><text:s/>INTERVAL '3867' SECOND</text:p>
      <text:p text:style-name="P556">"link": link,</text:p>
      <text:p text:style-name="P557">"releaseDate": 12/05/2011</text:p>
      <text:p text:style-name="P558"/>
      <text:p text:style-name="P559">},</text:p>
      <text:p text:style-name="P560">{<text:s/></text:p>
      <text:p text:style-name="P561">"title": El rey en el norte,<text:s/></text:p>
      <text:p text:style-name="P562">"description": Ned Stark va paseando<text:s/></text:p>
      <text:p text:style-name="P563">"number":<text:s/>2,</text:p>
      <text:p text:style-name="P564">"duration": <text:s/>INTERVAL '3847' SECOND</text:p>
      <text:p text:style-name="P565">"link": link2,</text:p>
      <text:p text:style-name="P566">"releaseDate":<text:s/>19/05/2011</text:p>
      <text:p text:style-name="P567"/>
      <text:p text:style-name="P568">}</text:p>
      <text:p text:style-name="P569">]</text:p>
      <text:p text:style-name="P5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efault" style:display-name="Default" style:family="paragraph">
      <style:paragraph-properties style:text-autospace="none" fo:margin-bottom="0in" fo:line-height="100%"/>
      <style:text-properties style:font-name="Tahoma" style:font-name-complex="Tahoma" fo:color="#000000" style:letter-kerning="false" fo:font-size="12pt" style:font-size-asian="12pt" style:font-size-complex="12pt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819in" text:min-label-width="0.25in" text:list-level-position-and-space-mode="label-alignment">
          <style:list-level-label-alignment text:label-followed-by="listtab" fo:margin-left="1.0319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819in" text:min-label-width="0.25in" text:list-level-position-and-space-mode="label-alignment">
          <style:list-level-label-alignment text:label-followed-by="listtab" fo:margin-left="1.5319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819in" text:min-label-width="0.25in" text:list-level-position-and-space-mode="label-alignment">
          <style:list-level-label-alignment text:label-followed-by="listtab" fo:margin-left="2.0319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819in" text:min-label-width="0.25in" text:list-level-position-and-space-mode="label-alignment">
          <style:list-level-label-alignment text:label-followed-by="listtab" fo:margin-left="2.5319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819in" text:min-label-width="0.25in" text:list-level-position-and-space-mode="label-alignment">
          <style:list-level-label-alignment text:label-followed-by="listtab" fo:margin-left="3.0319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819in" text:min-label-width="0.25in" text:list-level-position-and-space-mode="label-alignment">
          <style:list-level-label-alignment text:label-followed-by="listtab" fo:margin-left="3.5319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819in" text:min-label-width="0.25in" text:list-level-position-and-space-mode="label-alignment">
          <style:list-level-label-alignment text:label-followed-by="listtab" fo:margin-left="4.0319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819in" text:min-label-width="0.25in" text:list-level-position-and-space-mode="label-alignment">
          <style:list-level-label-alignment text:label-followed-by="listtab" fo:margin-left="4.5319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2.0402in" style:print-orientation="portrait" fo:margin-top="1.2687in" fo:margin-left="1.1493in" fo:margin-bottom="0.9125in" fo:margin-right="1.026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o Escudero Cuesta</meta:initial-creator>
    <dc:creator>Julio Escudero Cuesta</dc:creator>
    <meta:creation-date>2023-05-02T14:51:00Z</meta:creation-date>
    <dc:date>2023-05-02T18:49:00Z</dc:date>
    <meta:template xlink:href="Normal" xlink:type="simple"/>
    <meta:editing-cycles>8</meta:editing-cycles>
    <meta:editing-duration>PT12840S</meta:editing-duration>
    <meta:document-statistic meta:page-count="10" meta:paragraph-count="19" meta:word-count="1477" meta:character-count="9587" meta:row-count="67" meta:non-whitespace-character-count="8129"/>
  </office:meta>
</office:document-meta>
</file>